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3Font_0" svg:font-family="T3Font_0" style:font-family-generic="roman" style:font-pitch="variable"/>
    <style:font-face style:name="T3Font_1" svg:font-family="T3Font_1" style:font-family-generic="roman" style:font-pitch="variable"/>
    <style:font-face style:name="T3Font_2" svg:font-family="T3Font_2" style:font-family-generic="roman" style:font-pitch="variable"/>
    <style:font-face style:name="T3Font_3" svg:font-family="T3Font_3" style:font-family-generic="roman" style:font-pitch="variable"/>
    <style:font-face style:name="T3Font_4" svg:font-family="T3Font_4" style:font-family-generic="roman" style:font-pitch="variable"/>
    <style:font-face style:name="T3Font_5" svg:font-family="T3Font_5" style:font-family-generic="roman" style:font-pitch="variable"/>
  </office:font-face-decls>
  <office:automatic-styles>
    <style:style style:name="P1" style:family="paragraph" style:parent-style-name="Preformatted_20_Text" style:list-style-name="L2">
      <loext:graphic-properties draw:fill-gradient-name="Gradient_20_1" draw:fill-hatch-name="hatch"/>
      <style:paragraph-properties fo:line-height="150%" style:writing-mode="lr-tb"/>
    </style:style>
    <style:style style:name="P2" style:family="paragraph" style:parent-style-name="Preformatted_20_Text" style:list-style-name="L2">
      <loext:graphic-properties draw:fill-gradient-name="Gradient_20_1" draw:fill-hatch-name="hatch"/>
      <style:paragraph-properties fo:margin-top="0cm" fo:margin-bottom="0.499cm" style:contextual-spacing="false" fo:line-height="150%" style:writing-mode="lr-tb"/>
    </style:style>
    <style:style style:name="P3" style:family="paragraph" style:parent-style-name="Preformatted_20_Text" style:list-style-name="L3">
      <style:paragraph-properties style:writing-mode="lr-tb"/>
    </style:style>
    <style:style style:name="P4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4">
      <style:paragraph-properties style:writing-mode="lr-tb"/>
    </style:style>
    <style:style style:name="P6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5">
      <style:paragraph-properties style:writing-mode="lr-tb"/>
    </style:style>
    <style:style style:name="P8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6">
      <style:paragraph-properties style:writing-mode="lr-tb"/>
    </style:style>
    <style:style style:name="P10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1" style:family="paragraph" style:parent-style-name="Preformatted_20_Text" style:list-style-name="L7">
      <style:paragraph-properties style:writing-mode="lr-tb"/>
    </style:style>
    <style:style style:name="P12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8">
      <style:paragraph-properties style:writing-mode="lr-tb"/>
    </style:style>
    <style:style style:name="P1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5" style:family="paragraph" style:parent-style-name="Preformatted_20_Text" style:list-style-name="L10">
      <style:paragraph-properties style:writing-mode="lr-tb"/>
    </style:style>
    <style:style style:name="P16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11">
      <style:paragraph-properties style:writing-mode="lr-tb"/>
    </style:style>
    <style:style style:name="P18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2">
      <style:paragraph-properties style:writing-mode="lr-tb"/>
    </style:style>
    <style:style style:name="P20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fo:margin-top="0cm" fo:margin-bottom="0.499cm" style:contextual-spacing="false" style:writing-mode="lr-tb"/>
    </style:style>
    <style:style style:name="P23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4" style:family="paragraph" style:parent-style-name="Preformatted_20_Text" style:list-style-name="L15">
      <style:paragraph-properties style:writing-mode="lr-tb"/>
    </style:style>
    <style:style style:name="P25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26" style:family="paragraph" style:parent-style-name="Preformatted_20_Text" style:list-style-name="L17">
      <style:paragraph-properties style:writing-mode="lr-tb"/>
    </style:style>
    <style:style style:name="P27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18">
      <style:paragraph-properties style:writing-mode="lr-tb"/>
    </style:style>
    <style:style style:name="P29" style:family="paragraph" style:parent-style-name="Preformatted_20_Text" style:list-style-name="L18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2">
      <loext:graphic-properties draw:fill-gradient-name="Gradient_20_1" draw:fill-hatch-name="hatch"/>
      <style:paragraph-properties fo:line-height="150%"/>
      <style:text-properties fo:color="#000000" loext:opacity="100%" style:font-name="Arial1"/>
    </style:style>
    <style:style style:name="P31" style:family="paragraph" style:parent-style-name="Preformatted_20_Text" style:list-style-name="L3">
      <style:text-properties fo:color="#000000" loext:opacity="100%" style:font-name="Arial1"/>
    </style:style>
    <style:style style:name="P32" style:family="paragraph" style:parent-style-name="Preformatted_20_Text" style:list-style-name="L4">
      <style:text-properties fo:color="#000000" loext:opacity="100%" style:font-name="Arial1"/>
    </style:style>
    <style:style style:name="P33" style:family="paragraph" style:parent-style-name="Preformatted_20_Text" style:list-style-name="L5">
      <style:text-properties fo:color="#000000" loext:opacity="100%" style:font-name="Arial1"/>
    </style:style>
    <style:style style:name="P34" style:family="paragraph" style:parent-style-name="Preformatted_20_Text" style:list-style-name="L6">
      <style:text-properties fo:color="#000000" loext:opacity="100%" style:font-name="Arial1"/>
    </style:style>
    <style:style style:name="P35" style:family="paragraph" style:parent-style-name="Preformatted_20_Text" style:list-style-name="L7">
      <style:text-properties fo:color="#000000" loext:opacity="100%" style:font-name="Arial1"/>
    </style:style>
    <style:style style:name="P36" style:family="paragraph" style:parent-style-name="Preformatted_20_Text" style:list-style-name="L8">
      <style:text-properties fo:color="#000000" loext:opacity="100%" style:font-name="Arial1"/>
    </style:style>
    <style:style style:name="P37" style:family="paragraph" style:parent-style-name="Preformatted_20_Text" style:list-style-name="L10">
      <style:text-properties fo:color="#000000" loext:opacity="100%" style:font-name="Arial1"/>
    </style:style>
    <style:style style:name="P38" style:family="paragraph" style:parent-style-name="Preformatted_20_Text" style:list-style-name="L11">
      <style:text-properties fo:color="#000000" loext:opacity="100%" style:font-name="Arial1"/>
    </style:style>
    <style:style style:name="P39" style:family="paragraph" style:parent-style-name="Preformatted_20_Text" style:list-style-name="L11">
      <style:paragraph-properties style:writing-mode="lr-tb"/>
      <style:text-properties fo:color="#000000" loext:opacity="100%" style:font-name="Arial1"/>
    </style:style>
    <style:style style:name="P40" style:family="paragraph" style:parent-style-name="Preformatted_20_Text" style:list-style-name="L12">
      <style:text-properties fo:color="#000000" loext:opacity="100%" style:font-name="Arial1"/>
    </style:style>
    <style:style style:name="P41" style:family="paragraph" style:parent-style-name="Preformatted_20_Text" style:list-style-name="L12">
      <style:paragraph-properties style:writing-mode="lr-tb"/>
      <style:text-properties fo:color="#000000" loext:opacity="100%" style:font-name="Arial1"/>
    </style:style>
    <style:style style:name="P42" style:family="paragraph" style:parent-style-name="Preformatted_20_Text">
      <style:text-properties fo:color="#000000" loext:opacity="100%" style:font-name="Arial1"/>
    </style:style>
    <style:style style:name="P43" style:family="paragraph" style:parent-style-name="Preformatted_20_Text">
      <style:paragraph-properties style:writing-mode="lr-tb"/>
      <style:text-properties fo:color="#000000" loext:opacity="100%" style:font-name="Arial1"/>
    </style:style>
    <style:style style:name="P44" style:family="paragraph" style:parent-style-name="Preformatted_20_Text" style:list-style-name="L14">
      <style:text-properties fo:color="#000000" loext:opacity="100%" style:font-name="Arial1"/>
    </style:style>
    <style:style style:name="P45" style:family="paragraph" style:parent-style-name="Preformatted_20_Text" style:list-style-name="L15">
      <style:text-properties fo:color="#000000" loext:opacity="100%" style:font-name="Arial1"/>
    </style:style>
    <style:style style:name="P46" style:family="paragraph" style:parent-style-name="Preformatted_20_Text" style:list-style-name="L17">
      <style:text-properties fo:color="#000000" loext:opacity="100%" style:font-name="Arial1"/>
    </style:style>
    <style:style style:name="P47" style:family="paragraph" style:parent-style-name="Preformatted_20_Text" style:list-style-name="L18">
      <style:text-properties fo:color="#000000" loext:opacity="100%" style:font-name="Arial1"/>
    </style:style>
    <style:style style:name="P48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paragraph-rsid="0019f48a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paragraph-rsid="001a6a8b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rsid="001a6a8b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rsid="001a6a8b" officeooo:paragraph-rsid="001a6a8b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rsid="0019f48a" officeooo:paragraph-rsid="0019f48a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bold" officeooo:rsid="0019f48a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paragraph-rsid="001a6a8b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paragraph-rsid="001de26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rsid="0019f48a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rsid="0019f48a" officeooo:paragraph-rsid="0019f48a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rsid="001a6a8b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style:font-size-asian="12pt" style:font-size-complex="12pt"/>
    </style:style>
    <style:style style:name="P62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officeooo:paragraph-rsid="0019f48a" style:font-size-asian="12pt" style:font-size-complex="12pt"/>
    </style:style>
    <style:style style:name="P63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officeooo:paragraph-rsid="001a6a8b" style:font-size-asian="12pt" style:font-size-complex="12pt"/>
    </style:style>
    <style:style style:name="P64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officeooo:rsid="001c1df0" officeooo:paragraph-rsid="001c1df0" style:font-size-asian="12pt" style:font-size-complex="12pt"/>
    </style:style>
    <style:style style:name="P65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officeooo:rsid="0019f48a" officeooo:paragraph-rsid="0019f48a" style:font-size-asian="12pt" style:font-size-complex="12pt"/>
    </style:style>
    <style:style style:name="P66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officeooo:rsid="001a6a8b" officeooo:paragraph-rsid="001a6a8b" style:font-size-asian="12pt" style:font-size-complex="12pt"/>
    </style:style>
    <style:style style:name="P67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4pt" fo:font-weight="bold" officeooo:rsid="0019f48a" officeooo:paragraph-rsid="0019f48a" style:font-size-asian="14pt" style:font-weight-asian="bold" style:font-size-complex="14pt" style:font-weight-complex="bold"/>
    </style:style>
    <style:style style:name="P68" style:family="paragraph" style:parent-style-name="Standard">
      <loext:graphic-properties draw:fill-gradient-name="Gradient_20_1" draw:fill-hatch-name="hatch"/>
      <style:paragraph-properties fo:line-height="150%" fo:text-align="center" style:justify-single-word="false"/>
      <style:text-properties style:font-name="Arial1" fo:font-size="20pt" fo:font-style="italic" fo:font-weight="bold" officeooo:rsid="0019f48a" officeooo:paragraph-rsid="0019f48a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</style:style>
    <style:style style:name="P70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officeooo:paragraph-rsid="0019f48a"/>
    </style:style>
    <style:style style:name="P71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2pt" fo:font-weight="bold" officeooo:rsid="0019f48a" officeooo:paragraph-rsid="0019f48a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2pt" style:font-size-asian="12pt" style:font-size-complex="12pt"/>
    </style:style>
    <style:style style:name="P74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2pt" fo:font-weight="normal" officeooo:rsid="0019f48a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-gradient-name="Gradient_20_1" draw:fill-hatch-name="hatch"/>
      <style:paragraph-properties fo:line-height="150%" fo:text-align="start" style:justify-single-word="false"/>
      <style:text-properties fo:color="#000000" loext:opacity="100%" style:font-name="Arial1" fo:font-size="14pt" fo:font-weight="bold" style:font-size-asian="14pt" style:font-weight-asian="bold" style:font-size-complex="14pt" style:font-weight-complex="bold"/>
    </style:style>
    <style:style style:name="P77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officeooo:paragraph-rsid="001c1df0"/>
    </style:style>
    <style:style style:name="P78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</style:style>
    <style:style style:name="P79" style:family="paragraph" style:parent-style-name="Text_20_body">
      <loext:graphic-properties draw:fill-gradient-name="Gradient_20_1" draw:fill-hatch-name="hatch"/>
      <style:paragraph-properties fo:line-height="150%"/>
    </style:style>
    <style:style style:name="P80" style:family="paragraph" style:parent-style-name="Text_20_body" style:list-style-name="L1">
      <loext:graphic-properties draw:fill-gradient-name="Gradient_20_1" draw:fill-hatch-name="hatch"/>
      <style:paragraph-properties fo:line-height="150%"/>
    </style:style>
    <style:style style:name="P81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false" fo:line-height="150%"/>
    </style:style>
    <style:style style:name="P82" style:family="paragraph" style:parent-style-name="Text_20_body" style:list-style-name="L2">
      <loext:graphic-properties draw:fill-gradient-name="Gradient_20_1" draw:fill-hatch-name="hatch"/>
      <style:paragraph-properties fo:line-height="150%"/>
    </style:style>
    <style:style style:name="P83" style:family="paragraph" style:parent-style-name="Text_20_body" style:list-style-name="L2">
      <loext:graphic-properties draw:fill-gradient-name="Gradient_20_1" draw:fill-hatch-name="hatch"/>
      <style:paragraph-properties fo:margin-top="0cm" fo:margin-bottom="0cm" style:contextual-spacing="false" fo:line-height="150%"/>
    </style:style>
    <style:style style:name="P84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5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style:font-name="Arial1" fo:font-size="12pt" fo:font-weight="normal" officeooo:paragraph-rsid="001de269" style:font-size-asian="12pt" style:font-weight-asian="normal" style:font-size-complex="12pt" style:font-weight-complex="normal"/>
    </style:style>
    <style:style style:name="P86" style:family="paragraph" style:parent-style-name="Text_20_body" style:list-style-name="L3"/>
    <style:style style:name="P87" style:family="paragraph" style:parent-style-name="Text_20_body" style:list-style-name="L3">
      <style:paragraph-properties fo:margin-top="0cm" fo:margin-bottom="0cm" style:contextual-spacing="false"/>
    </style:style>
    <style:style style:name="P88" style:family="paragraph" style:parent-style-name="Text_20_body" style:list-style-name="L4"/>
    <style:style style:name="P89" style:family="paragraph" style:parent-style-name="Text_20_body" style:list-style-name="L4">
      <style:paragraph-properties fo:margin-top="0cm" fo:margin-bottom="0cm" style:contextual-spacing="false"/>
    </style:style>
    <style:style style:name="P90" style:family="paragraph" style:parent-style-name="Text_20_body" style:list-style-name="L5"/>
    <style:style style:name="P91" style:family="paragraph" style:parent-style-name="Text_20_body" style:list-style-name="L5">
      <style:paragraph-properties fo:margin-top="0cm" fo:margin-bottom="0cm" style:contextual-spacing="false"/>
    </style:style>
    <style:style style:name="P92" style:family="paragraph" style:parent-style-name="Text_20_body" style:list-style-name="L6"/>
    <style:style style:name="P93" style:family="paragraph" style:parent-style-name="Text_20_body" style:list-style-name="L6">
      <style:paragraph-properties fo:margin-top="0cm" fo:margin-bottom="0cm" style:contextual-spacing="false"/>
    </style:style>
    <style:style style:name="P94" style:family="paragraph" style:parent-style-name="Text_20_body" style:list-style-name="L7"/>
    <style:style style:name="P95" style:family="paragraph" style:parent-style-name="Text_20_body" style:list-style-name="L8"/>
    <style:style style:name="P96" style:family="paragraph" style:parent-style-name="Text_20_body" style:list-style-name="L9"/>
    <style:style style:name="P97" style:family="paragraph" style:parent-style-name="Text_20_body" style:list-style-name="L9">
      <style:paragraph-properties fo:margin-top="0cm" fo:margin-bottom="0cm" style:contextual-spacing="false"/>
    </style:style>
    <style:style style:name="P98" style:family="paragraph" style:parent-style-name="Text_20_body" style:list-style-name="L10"/>
    <style:style style:name="P99" style:family="paragraph" style:parent-style-name="Text_20_body" style:list-style-name="L11"/>
    <style:style style:name="P100" style:family="paragraph" style:parent-style-name="Text_20_body" style:list-style-name="L12"/>
    <style:style style:name="P101" style:family="paragraph" style:parent-style-name="Text_20_body" style:list-style-name="L13"/>
    <style:style style:name="P102" style:family="paragraph" style:parent-style-name="Text_20_body" style:list-style-name="L14"/>
    <style:style style:name="P103" style:family="paragraph" style:parent-style-name="Text_20_body" style:list-style-name="L15"/>
    <style:style style:name="P104" style:family="paragraph" style:parent-style-name="Text_20_body" style:list-style-name="L16"/>
    <style:style style:name="P105" style:family="paragraph" style:parent-style-name="Text_20_body" style:list-style-name="L16">
      <style:paragraph-properties fo:margin-top="0cm" fo:margin-bottom="0cm" style:contextual-spacing="false"/>
    </style:style>
    <style:style style:name="P106" style:family="paragraph" style:parent-style-name="Text_20_body" style:list-style-name="L17"/>
    <style:style style:name="P107" style:family="paragraph" style:parent-style-name="Text_20_body" style:list-style-name="L18"/>
    <style:style style:name="P108" style:family="paragraph" style:parent-style-name="Text_20_body" style:list-style-name="L18">
      <style:paragraph-properties fo:margin-top="0cm" fo:margin-bottom="0cm" style:contextual-spacing="false"/>
    </style:style>
    <style:style style:name="P109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10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fo:font-variant="normal" fo:text-transform="none" fo:color="#404040" loext:opacity="100%" style:font-name="Inter" fo:font-size="12pt" fo:letter-spacing="normal" fo:font-style="normal" fo:font-weight="normal" style:font-size-asian="12pt" style:font-weight-asian="normal" style:font-size-complex="12pt" style:font-weight-complex="normal"/>
    </style:style>
    <style:style style:name="P111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112" style:family="paragraph" style:parent-style-name="Text_20_body">
      <loext:graphic-properties draw:fill-gradient-name="Gradient_20_1" draw:fill-hatch-name="hatch"/>
      <style:paragraph-properties fo:line-height="150%"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19f48a" style:font-size-asian="12pt" style:font-weight-asian="normal" style:font-size-complex="12pt" style:font-weight-complex="normal"/>
    </style:style>
    <style:style style:name="P113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/>
    </style:style>
    <style:style style:name="P114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/>
    </style:style>
    <style:style style:name="P115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6" style:family="paragraph" style:parent-style-name="Text_20_body" style:list-style-name="L20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17" style:family="paragraph" style:parent-style-name="Text_20_body" style:list-style-name="L21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18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9" style:family="paragraph" style:parent-style-name="Text_20_body" style:list-style-name="L2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20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1" style:family="paragraph" style:parent-style-name="Text_20_body">
      <loext:graphic-properties draw:fill-gradient-name="Gradient_20_1" draw:fill-hatch-name="hatch"/>
      <style:paragraph-properties fo:line-height="150%"/>
      <style:text-properties fo:color="#000000" loext:opacity="100%" style:font-name="Arial1"/>
    </style:style>
    <style:style style:name="P122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1"/>
    </style:style>
    <style:style style:name="P123" style:family="paragraph" style:parent-style-name="Text_20_body">
      <style:text-properties fo:color="#000000" loext:opacity="100%" style:font-name="Arial1"/>
    </style:style>
    <style:style style:name="P124" style:family="paragraph" style:parent-style-name="Text_20_body" style:list-style-name="L4">
      <style:text-properties fo:color="#000000" loext:opacity="100%" style:font-name="Arial1"/>
    </style:style>
    <style:style style:name="P125" style:family="paragraph" style:parent-style-name="Text_20_body" style:list-style-name="L4">
      <style:paragraph-properties fo:margin-top="0cm" fo:margin-bottom="0cm" style:contextual-spacing="false"/>
      <style:text-properties fo:color="#000000" loext:opacity="100%" style:font-name="Arial1"/>
    </style:style>
    <style:style style:name="P126" style:family="paragraph" style:parent-style-name="Text_20_body" style:list-style-name="L5">
      <style:text-properties fo:color="#000000" loext:opacity="100%" style:font-name="Arial1"/>
    </style:style>
    <style:style style:name="P127" style:family="paragraph" style:parent-style-name="Text_20_body" style:list-style-name="L10">
      <style:text-properties fo:color="#000000" loext:opacity="100%" style:font-name="Arial1"/>
    </style:style>
    <style:style style:name="P128" style:family="paragraph" style:parent-style-name="Text_20_body" style:list-style-name="L13">
      <style:paragraph-properties fo:margin-top="0cm" fo:margin-bottom="0cm" style:contextual-spacing="false"/>
      <style:text-properties fo:color="#000000" loext:opacity="100%" style:font-name="Arial1"/>
    </style:style>
    <style:style style:name="P129" style:family="paragraph" style:parent-style-name="Text_20_body" style:list-style-name="L18">
      <style:text-properties fo:color="#000000" loext:opacity="100%" style:font-name="Arial1"/>
    </style:style>
    <style:style style:name="T1" style:family="text">
      <style:text-properties officeooo:rsid="0019f48a"/>
    </style:style>
    <style:style style:name="T2" style:family="text">
      <style:text-properties style:font-name="Arial1" fo:font-size="12pt" fo:font-weight="bold" officeooo:rsid="0019f48a" style:font-size-asian="12pt" style:font-weight-asian="bold" style:font-size-complex="12pt" style:font-weight-complex="bold"/>
    </style:style>
    <style:style style:name="T3" style:family="text">
      <style:text-properties style:font-name="Arial1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6a8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f48a" style:font-weight-asian="normal" style:font-weight-complex="normal"/>
    </style:style>
    <style:style style:name="T8" style:family="text">
      <style:text-properties fo:font-weight="normal" officeooo:rsid="001a6a8b" style:font-weight-asian="normal" style:font-weight-complex="normal"/>
    </style:style>
    <style:style style:name="T9" style:family="text">
      <style:text-properties officeooo:rsid="001a6a8b"/>
    </style:style>
    <style:style style:name="T10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11" style:family="text">
      <style:text-properties fo:font-variant="normal" fo:text-transform="none" fo:color="#1f1f1f" loext:opacity="100%" style:font-name="Google Sans" fo:letter-spacing="normal" fo:font-style="normal"/>
    </style:style>
    <style:style style:name="T12" style:family="text">
      <style:text-properties fo:font-variant="normal" fo:text-transform="none" fo:color="#1f1f1f" loext:opacity="100%" style:font-name="Google Sans" fo:letter-spacing="normal" fo:font-style="normal" fo:font-weight="normal"/>
    </style:style>
    <style:style style:name="T13" style:family="text">
      <style:text-properties fo:font-variant="normal" fo:text-transform="none" fo:color="#1f1f1f" loext:opacity="100%" fo:letter-spacing="normal" fo:font-style="normal"/>
    </style:style>
    <style:style style:name="T14" style:family="text">
      <style:text-properties fo:font-variant="normal" fo:text-transform="none" fo:color="#1f1f1f" loext:opacity="100%" fo:letter-spacing="normal" fo:font-style="normal" fo:font-weight="normal"/>
    </style:style>
    <style:style style:name="T15" style:family="text">
      <style:text-properties fo:font-variant="normal" fo:text-transform="none" fo:color="#1f1f1f" loext:opacity="100%" fo:font-size="12pt" fo:letter-spacing="normal" fo:font-style="normal" fo:font-weight="normal"/>
    </style:style>
    <style:style style:name="T16" style:family="text">
      <style:text-properties fo:font-variant="normal" fo:text-transform="none" fo:color="#1f1f1f" loext:opacity="100%" style:font-name="Arial1" fo:font-size="12pt" fo:letter-spacing="normal" fo:font-style="normal" fo:font-weight="normal"/>
    </style:style>
    <style:style style:name="T17" style:family="text">
      <style:text-properties fo:font-variant="normal" fo:text-transform="none" fo:color="#1f1f1f" loext:opacity="100%" style:font-name="Arial1" fo:letter-spacing="normal" fo:font-style="normal"/>
    </style:style>
    <style:style style:name="T18" style:family="text">
      <style:text-properties fo:font-variant="normal" fo:text-transform="none" fo:color="#1f1f1f" loext:opacity="100%" style:font-name="Arial1" fo:letter-spacing="normal" fo:font-style="normal" fo:font-weight="normal"/>
    </style:style>
    <style:style style:name="T19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20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21" style:family="text">
      <style:text-properties fo:font-variant="normal" fo:text-transform="none" fo:color="#404040" loext:opacity="100%" style:font-name="Arial1" fo:font-size="12pt" fo:letter-spacing="normal" fo:font-style="normal" fo:font-weight="normal"/>
    </style:style>
    <style:style style:name="T22" style:family="text">
      <style:text-properties fo:font-variant="normal" fo:text-transform="none" style:font-name="Arial1" fo:font-size="12pt" fo:letter-spacing="normal" fo:font-style="normal" fo:font-weight="normal"/>
    </style:style>
    <style:style style:name="T23" style:family="text">
      <style:text-properties fo:font-variant="normal" fo:text-transform="none" style:font-name="Arial1" fo:letter-spacing="normal" fo:font-style="normal"/>
    </style:style>
    <style:style style:name="T24" style:family="text">
      <style:text-properties fo:font-variant="normal" fo:text-transform="none" style:font-name="Arial1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style:use-window-font-color="true" loext:opacity="0%" style:font-name="Arial1" fo:font-size="12pt" fo:letter-spacing="normal" fo:font-style="normal" fo:font-weight="normal"/>
    </style:style>
    <style:style style:name="T27" style:family="text">
      <style:text-properties fo:font-variant="normal" fo:text-transform="none" style:use-window-font-color="true" loext:opacity="0%" style:font-name="Arial1" fo:letter-spacing="normal" fo:font-style="normal"/>
    </style:style>
    <style:style style:name="T28" style:family="text">
      <style:text-properties fo:font-variant="normal" fo:text-transform="none" style:use-window-font-color="true" loext:opacity="0%" style:font-name="Arial1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Arial1" fo:font-size="12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Arial1" fo:letter-spacing="normal" fo:font-style="normal"/>
    </style:style>
    <style:style style:name="T31" style:family="text">
      <style:text-properties fo:font-variant="normal" fo:text-transform="none" fo:color="#000000" loext:opacity="100%" style:font-name="Arial1" fo:letter-spacing="normal" fo:font-style="normal" fo:font-weight="normal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Arial1"/>
    </style:style>
    <style:style style:name="T34" style:family="text">
      <style:text-properties style:font-name="Arial1" fo:font-size="12pt" fo:font-style="normal" style:font-size-asian="12pt" style:font-style-asian="normal" style:font-size-complex="12pt" style:font-style-complex="normal"/>
    </style:style>
    <style:style style:name="T35" style:family="text">
      <style:text-properties style:use-window-font-color="true" loext:opacity="0%" style:font-name="Arial1"/>
    </style:style>
    <style:style style:name="T36" style:family="text">
      <style:text-properties style:use-window-font-color="true" loext:opacity="0%" style:font-name="Arial1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000000" loext:opacity="100%" style:font-name="Arial1"/>
    </style:style>
    <style:style style:name="T38" style:family="text">
      <style:text-properties fo:color="#000000" loext:opacity="100%" style:font-name="Arial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Análise de dados</text:p>
      <text:p text:style-name="P71"/>
      <text:p text:style-name="P72">Programa de estudos</text:p>
      <text:p text:style-name="P73">7 meses,</text:p>
      <text:p text:style-name="P73"/>
      <text:p text:style-name="P76"><text:span text:style-name="T1">1. </text:span>Python Básico</text:p>
      <text:p text:style-name="P74">3 weeks, 40 hours</text:p>
      <text:p text:style-name="P73">Sua introdução ao mundo da análise de dados! Conceitos fundamentais e sintaxe básica de Pyhton. Laços de repetição, condições, e funções. A biblioteca pandas para analistas dedados. Seu primeiro estudo de caso, seguido por seu primeiro projeto.</text:p>
      <text:p text:style-name="P78"><text:span text:style-name="Strong_20_Emphasis"><text:span text:style-name="T38">Capítulo 1: Variáveis, Exibição, Tipos de Dados e Operações Aritméticas </text:span></text:span><text:span text:style-name="Strong_20_Emphasis"><text:span text:style-name="T29">(✔)</text:span></text:span></text:p>
      <text:p text:style-name="P121">Este capítulo introduz os fundamentos da programação com foco em variáveis, exibição de dados, tipos de dados e operações aritméticas.</text:p>
      <text:list text:style-name="L1">
        <text:list-item>
          <text:p text:style-name="P80"><text:span text:style-name="Strong_20_Emphasis"><text:span text:style-name="T37">Variáveis:</text:span></text:span><text:span text:style-name="T37"> São espaços na memória que armazenam valores, podendo ser números, textos, ou outros dados. O nome da variável deve ser significativo, sem começar com números ou incluir caracteres especiais.</text:span></text:p>
        </text:list-item>
        <text:list-item>
          <text:p text:style-name="P80"><text:span text:style-name="Strong_20_Emphasis"><text:span text:style-name="T37">Exibição de Dados:</text:span></text:span><text:span text:style-name="T37"> A função </text:span><text:span text:style-name="Source_20_Text"><text:span text:style-name="T37">print()</text:span></text:span><text:span text:style-name="T37"> é utilizada para mostrar informações ao usuário. Exemplo: </text:span><text:span text:style-name="Source_20_Text"><text:span text:style-name="T37">print("Olá, Mundo!")</text:span></text:span><text:span text:style-name="T37">.</text:span></text:p>
        </text:list-item>
        <text:list-item>
          <text:p text:style-name="P80"><text:span text:style-name="Strong_20_Emphasis"><text:span text:style-name="T37">Tipos de Dados:</text:span></text:span><text:span text:style-name="T37"> Abrange tipos como:</text:span></text:p>
          <text:list>
            <text:list-item>
              <text:p text:style-name="P81"><text:span text:style-name="T37">Inteiros (</text:span><text:span text:style-name="Source_20_Text"><text:span text:style-name="T37">int</text:span></text:span><text:span text:style-name="T37">) para números sem casas decimais.</text:span></text:p>
            </text:list-item>
            <text:list-item>
              <text:p text:style-name="P81"><text:span text:style-name="T37">Ponto flutuante (</text:span><text:span text:style-name="Source_20_Text"><text:span text:style-name="T37">float</text:span></text:span><text:span text:style-name="T37">) para números decimais.</text:span></text:p>
            </text:list-item>
            <text:list-item>
              <text:p text:style-name="P81"><text:span text:style-name="T37">Strings (</text:span><text:span text:style-name="Source_20_Text"><text:span text:style-name="T37">str</text:span></text:span><text:span text:style-name="T37">) para textos.</text:span></text:p>
            </text:list-item>
            <text:list-item>
              <text:p text:style-name="P81"><text:span text:style-name="T37">Booleanos (</text:span><text:span text:style-name="Source_20_Text"><text:span text:style-name="T37">bool</text:span></text:span><text:span text:style-name="T37">) com valores </text:span><text:span text:style-name="Source_20_Text"><text:span text:style-name="T37">True</text:span></text:span><text:span text:style-name="T37"> ou </text:span><text:span text:style-name="Source_20_Text"><text:span text:style-name="T37">False</text:span></text:span><text:span text:style-name="T37">.</text:span></text:p>
            </text:list-item>
          </text:list>
        </text:list-item>
        <text:list-item>
          <text:p text:style-name="P80"><text:span text:style-name="Strong_20_Emphasis"><text:span text:style-name="T37">Operações Aritméticas:</text:span></text:span><text:span text:style-name="T37"> Explica as principais operações matemáticas:</text:span></text:p>
          <text:list>
            <text:list-item>
              <text:p text:style-name="P81"><text:span text:style-name="T37">Soma (</text:span><text:span text:style-name="Source_20_Text"><text:span text:style-name="T37">+</text:span></text:span><text:span text:style-name="T37">) e subtração (</text:span><text:span text:style-name="Source_20_Text"><text:span text:style-name="T37">-</text:span></text:span><text:span text:style-name="T37">).</text:span></text:p>
            </text:list-item>
            <text:list-item>
              <text:p text:style-name="P81"><text:span text:style-name="T37">Multiplicação (</text:span><text:span text:style-name="Source_20_Text"><text:span text:style-name="T37">*</text:span></text:span><text:span text:style-name="T37">) e divisão (</text:span><text:span text:style-name="Source_20_Text"><text:span text:style-name="T37">/</text:span></text:span><text:span text:style-name="T37">).</text:span></text:p>
            </text:list-item>
            <text:list-item>
              <text:p text:style-name="P80"><text:span text:style-name="T37">Divisão inteira (</text:span><text:span text:style-name="Source_20_Text"><text:span text:style-name="T37">//</text:span></text:span><text:span text:style-name="T37">), resto da divisão (</text:span><text:span text:style-name="Source_20_Text"><text:span text:style-name="T37">%</text:span></text:span><text:span text:style-name="T37">) e potência (</text:span><text:span text:style-name="Source_20_Text"><text:span text:style-name="T37">**</text:span></text:span><text:span text:style-name="T37">).</text:span></text:p>
            </text:list-item>
          </text:list>
        </text:list-item>
      </text:list>
      <text:p text:style-name="P121">O capítulo fornece exemplos práticos, como declarar variáveis, realizar cálculos e exibir resultados, preparando a base para conceitos mais avançados.</text:p>
      <text:p text:style-name="P85"><text:span text:style-name="Strong_20_Emphasis"><text:span text:style-name="T37">Capítulo 2: Strings </text:span></text:span><text:span text:style-name="Strong_20_Emphasis"><text:span text:style-name="T31">(✔)</text:span></text:span></text:p>
      <text:p text:style-name="P79"><text:soft-page-break/><text:span text:style-name="T37">Este capítulo explora as </text:span><text:span text:style-name="Strong_20_Emphasis"><text:span text:style-name="T37">strings</text:span></text:span><text:span text:style-name="T37">, que são sequências de caracteres utilizadas para representar texto em programação.</text:span></text:p>
      <text:list text:style-name="L2">
        <text:list-item>
          <text:p text:style-name="P82"><text:span text:style-name="Strong_20_Emphasis"><text:span text:style-name="T37">Declaração de Strings:</text:span></text:span><text:span text:style-name="T37"> Podem ser definidas com aspas simples (</text:span><text:span text:style-name="Source_20_Text"><text:span text:style-name="T37">'</text:span></text:span><text:span text:style-name="T37">) ou duplas (</text:span><text:span text:style-name="Source_20_Text"><text:span text:style-name="T37">"</text:span></text:span><text:span text:style-name="T37">). Exemplo: </text:span><text:span text:style-name="Source_20_Text"><text:span text:style-name="T37">nome = "João"</text:span></text:span></text:p>
        </text:list-item>
        <text:list-item>
          <text:p text:style-name="P82"><text:span text:style-name="Strong_20_Emphasis"><text:span text:style-name="T37">Manipulação de Strings:</text:span></text:span><text:span text:style-name="T37"> Inclui operações comuns, como:</text:span></text:p>
          <text:list>
            <text:list-item>
              <text:p text:style-name="P83"><text:span text:style-name="Strong_20_Emphasis"><text:span text:style-name="T37">Concatenação:</text:span></text:span><text:span text:style-name="T37"> Combinar strings com o operador </text:span><text:span text:style-name="Source_20_Text"><text:span text:style-name="T37">+</text:span></text:span><text:span text:style-name="T37">. Exemplo: </text:span><text:span text:style-name="Source_20_Text"><text:span text:style-name="T37">"Olá, " + "Mundo!"</text:span></text:span></text:p>
            </text:list-item>
            <text:list-item>
              <text:p text:style-name="P83"><text:span text:style-name="Strong_20_Emphasis"><text:span text:style-name="T37">Repetição:</text:span></text:span><text:span text:style-name="T37"> Usar o operador </text:span><text:span text:style-name="Source_20_Text"><text:span text:style-name="T37">*</text:span></text:span><text:span text:style-name="T37"> para repetir uma string. Exemplo: </text:span><text:span text:style-name="Source_20_Text"><text:span text:style-name="T37">"Olá!" * 3</text:span></text:span></text:p>
            </text:list-item>
          </text:list>
        </text:list-item>
        <text:list-item>
          <text:p text:style-name="P82"><text:span text:style-name="Strong_20_Emphasis"><text:span text:style-name="T37">Funções e Métodos Importantes:</text:span></text:span></text:p>
          <text:list>
            <text:list-item>
              <text:p text:style-name="P83"><text:span text:style-name="Source_20_Text"><text:span text:style-name="T37">len(string)</text:span></text:span><text:span text:style-name="T37">: Retorna o comprimento da string.</text:span></text:p>
            </text:list-item>
            <text:list-item>
              <text:p text:style-name="P83"><text:span text:style-name="Source_20_Text"><text:span text:style-name="T37">.upper()</text:span></text:span><text:span text:style-name="T37">: Converte para maiúsculas.</text:span></text:p>
            </text:list-item>
            <text:list-item>
              <text:p text:style-name="P83"><text:span text:style-name="Source_20_Text"><text:span text:style-name="T37">.lower()</text:span></text:span><text:span text:style-name="T37">: Converte para minúsculas.</text:span></text:p>
            </text:list-item>
            <text:list-item>
              <text:p text:style-name="P83"><text:span text:style-name="Source_20_Text"><text:span text:style-name="T37">.strip()</text:span></text:span><text:span text:style-name="T37">: Remove espaços em branco no início e no fim.</text:span></text:p>
            </text:list-item>
            <text:list-item>
              <text:p text:style-name="P83"><text:span text:style-name="Source_20_Text"><text:span text:style-name="T37">.replace("a", "b")</text:span></text:span><text:span text:style-name="T37">: Substitui partes da string.</text:span></text:p>
            </text:list-item>
          </text:list>
        </text:list-item>
        <text:list-item>
          <text:p text:style-name="P82"><text:span text:style-name="Strong_20_Emphasis"><text:span text:style-name="T37">Fatiamento:</text:span></text:span><text:span text:style-name="T37"> Permite acessar partes específicas da string com índices. Exemplo: </text:span><text:span text:style-name="Source_20_Text"><text:span text:style-name="T37">"Python"[0:3]</text:span></text:span><text:span text:style-name="T37"> retorna </text:span><text:span text:style-name="Source_20_Text"><text:span text:style-name="T37">"Pyt"</text:span></text:span><text:span text:style-name="T37">.</text:span></text:p>
        </text:list-item>
        <text:list-item>
          <text:p text:style-name="P82"><text:span text:style-name="Strong_20_Emphasis"><text:span text:style-name="T37">Interpolação:</text:span></text:span><text:span text:style-name="T37"> Utiliza </text:span><text:span text:style-name="Source_20_Text"><text:span text:style-name="T37">f-strings</text:span></text:span><text:span text:style-name="T37"> para incluir variáveis em texto. Exemplo:</text:span></text:p>
          <text:p text:style-name="P30">python</text:p>
          <text:p text:style-name="P30">CopiarEditar</text:p>
          <text:p text:style-name="P1"><text:span text:style-name="Source_20_Text"><text:span text:style-name="T37">nome = "Ana"</text:span></text:span></text:p>
          <text:p text:style-name="P2"><text:span text:style-name="Source_20_Text"><text:span text:style-name="T37">print(f"Olá, {nome}!")</text:span></text:span></text:p>
        </text:list-item>
      </text:list>
      <text:p text:style-name="P121">Este capítulo ajuda a entender como trabalhar eficientemente com textos, um componente essencial em muitos programas.</text:p>
      <text:p text:style-name="P85"><text:span text:style-name="Strong_20_Emphasis"><text:span text:style-name="T37">Capítulo 3: Listas </text:span></text:span><text:span text:style-name="Strong_20_Emphasis"><text:span text:style-name="T31">(✔)</text:span></text:span></text:p>
      <text:p text:style-name="Text_20_body"><text:span text:style-name="T37">Este capítulo aborda as </text:span><text:span text:style-name="Strong_20_Emphasis"><text:span text:style-name="T37">listas</text:span></text:span><text:span text:style-name="T37">, uma estrutura de dados fundamental em programação que armazena coleções de valores.</text:span></text:p>
      <text:list text:style-name="L3">
        <text:list-item>
          <text:p text:style-name="P86"><text:span text:style-name="Strong_20_Emphasis"><text:span text:style-name="T37">Declaração de Listas:</text:span></text:span><text:span text:style-name="T37"> São definidas com colchetes (</text:span><text:span text:style-name="Source_20_Text"><text:span text:style-name="T37">[]</text:span></text:span><text:span text:style-name="T37">) e podem conter diferentes tipos de dados. Exemplo:</text:span></text:p>
          <text:p text:style-name="P31">python</text:p>
          <text:p text:style-name="P31">CopiarEditar</text:p>
          <text:p text:style-name="P4"><text:span text:style-name="Source_20_Text"><text:span text:style-name="T37">numeros = [1, 2, 3, 4, 5]</text:span></text:span></text:p>
        </text:list-item>
        <text:list-item>
          <text:p text:style-name="P86"><text:span text:style-name="Strong_20_Emphasis"><text:span text:style-name="T37">Acesso aos Elementos:</text:span></text:span><text:span text:style-name="T37"> Utiliza índices iniciando em zero. Exemplo: </text:span><text:span text:style-name="Source_20_Text"><text:span text:style-name="T37">numeros[0]</text:span></text:span><text:span text:style-name="T37"> retorna </text:span><text:span text:style-name="Source_20_Text"><text:span text:style-name="T37">1</text:span></text:span><text:span text:style-name="T37">.</text:span></text:p>
        </text:list-item>
        <text:list-item>
          <text:p text:style-name="P86"><text:soft-page-break/><text:span text:style-name="Strong_20_Emphasis"><text:span text:style-name="T37">Operações Básicas:</text:span></text:span></text:p>
          <text:list>
            <text:list-item>
              <text:p text:style-name="P122">Adicionar elementos:</text:p>
              <text:list>
                <text:list-item>
                  <text:p text:style-name="P87"><text:span text:style-name="Source_20_Text"><text:span text:style-name="T37">.append(valor)</text:span></text:span><text:span text:style-name="T37">: Adiciona um valor ao final da lista.</text:span></text:p>
                </text:list-item>
                <text:list-item>
                  <text:p text:style-name="P87"><text:span text:style-name="Source_20_Text"><text:span text:style-name="T37">.insert(indice, valor)</text:span></text:span><text:span text:style-name="T37">: Insere em uma posição específica.</text:span></text:p>
                </text:list-item>
              </text:list>
            </text:list-item>
            <text:list-item>
              <text:p text:style-name="P122">Remover elementos:</text:p>
              <text:list>
                <text:list-item>
                  <text:p text:style-name="P87"><text:span text:style-name="Source_20_Text"><text:span text:style-name="T37">.remove(valor)</text:span></text:span><text:span text:style-name="T37">: Remove a primeira ocorrência do valor.</text:span></text:p>
                </text:list-item>
                <text:list-item>
                  <text:p text:style-name="P87"><text:span text:style-name="Source_20_Text"><text:span text:style-name="T37">.pop(indice)</text:span></text:span><text:span text:style-name="T37">: Remove e retorna o valor em um índice.</text:span></text:p>
                </text:list-item>
              </text:list>
            </text:list-item>
            <text:list-item>
              <text:p text:style-name="P122">Ordenação:</text:p>
              <text:list>
                <text:list-item>
                  <text:p text:style-name="P87"><text:span text:style-name="Source_20_Text"><text:span text:style-name="T37">.sort()</text:span></text:span><text:span text:style-name="T37">: Ordena em ordem crescente.</text:span></text:p>
                </text:list-item>
                <text:list-item>
                  <text:p text:style-name="P87"><text:span text:style-name="Source_20_Text"><text:span text:style-name="T37">.reverse()</text:span></text:span><text:span text:style-name="T37">: Inverte a ordem da lista.</text:span></text:p>
                </text:list-item>
              </text:list>
            </text:list-item>
          </text:list>
        </text:list-item>
        <text:list-item>
          <text:p text:style-name="P86"><text:span text:style-name="Strong_20_Emphasis"><text:span text:style-name="T37">Percorrer Listas:</text:span></text:span><text:span text:style-name="T37"> Com estruturas de repetição, como </text:span><text:span text:style-name="Source_20_Text"><text:span text:style-name="T37">for</text:span></text:span><text:span text:style-name="T37">. Exemplo:</text:span></text:p>
          <text:p text:style-name="P31">python</text:p>
          <text:p text:style-name="P31">CopiarEditar</text:p>
          <text:p text:style-name="P3"><text:span text:style-name="Source_20_Text"><text:span text:style-name="T37">for numero in numeros:</text:span></text:span></text:p>
          <text:p text:style-name="P4"><text:span text:style-name="Source_20_Text"><text:span text:style-name="T37"><text:s text:c="4"/>print(numero)</text:span></text:span></text:p>
        </text:list-item>
        <text:list-item>
          <text:p text:style-name="P86"><text:span text:style-name="Strong_20_Emphasis"><text:span text:style-name="T37">Fatiamento:</text:span></text:span><text:span text:style-name="T37"> Permite acessar subconjuntos de elementos. Exemplo: </text:span><text:span text:style-name="Source_20_Text"><text:span text:style-name="T37">numeros[1:4]</text:span></text:span><text:span text:style-name="T37"> retorna </text:span><text:span text:style-name="Source_20_Text"><text:span text:style-name="T37">[2, 3, 4]</text:span></text:span><text:span text:style-name="T37">.</text:span></text:p>
        </text:list-item>
        <text:list-item>
          <text:p text:style-name="P86"><text:span text:style-name="Strong_20_Emphasis"><text:span text:style-name="T37">List Comprehensions:</text:span></text:span><text:span text:style-name="T37"> Uma forma concisa de criar listas. Exemplo:</text:span></text:p>
          <text:p text:style-name="P31">python</text:p>
          <text:p text:style-name="P31">CopiarEditar</text:p>
          <text:p text:style-name="P4"><text:span text:style-name="Source_20_Text"><text:span text:style-name="T37">quadrados = [x**2 for x in range(5)]</text:span></text:span></text:p>
        </text:list-item>
      </text:list>
      <text:p text:style-name="P123">Este capítulo fornece as bases para trabalhar com coleções de dados de forma eficiente e flexível.</text:p>
      <text:p text:style-name="P57"><text:span text:style-name="Strong_20_Emphasis"><text:span text:style-name="T31"/></text:span></text:p>
      <text:p text:style-name="P85"><text:span text:style-name="Strong_20_Emphasis"><text:span text:style-name="T30">Capítulo 4: Laços de Repetição </text:span></text:span><text:span text:style-name="Strong_20_Emphasis"><text:span text:style-name="Source_20_Text"><text:span text:style-name="T30">for </text:span></text:span></text:span><text:span text:style-name="Strong_20_Emphasis"><text:span text:style-name="T31">(✔)</text:span></text:span></text:p>
      <text:p text:style-name="Text_20_body"><text:span text:style-name="T37">Este capítulo explora o uso do laço de repetição </text:span><text:span text:style-name="Source_20_Text"><text:span text:style-name="T37">for</text:span></text:span><text:span text:style-name="T37">, uma estrutura fundamental para executar blocos de código várias vezes de forma controlada.</text:span></text:p>
      <text:list text:style-name="L4">
        <text:list-item>
          <text:p text:style-name="P88"><text:span text:style-name="Strong_20_Emphasis"><text:span text:style-name="T37">Sintaxe Básica:</text:span></text:span></text:p>
          <text:p text:style-name="P32">python</text:p>
          <text:p text:style-name="P32">CopiarEditar</text:p>
          <text:p text:style-name="P5"><text:span text:style-name="Source_20_Text"><text:span text:style-name="T37">for elemento in sequencia:</text:span></text:span></text:p>
          <text:p text:style-name="P6"><text:span text:style-name="Source_20_Text"><text:span text:style-name="T37"><text:s text:c="4"/># bloco de código</text:span></text:span></text:p>
        </text:list-item>
        <text:list-item>
          <text:p text:style-name="P88"><text:span text:style-name="Strong_20_Emphasis"><text:span text:style-name="T37">Iteração com </text:span></text:span><text:span text:style-name="Strong_20_Emphasis"><text:span text:style-name="Source_20_Text"><text:span text:style-name="T37">range()</text:span></text:span></text:span><text:span text:style-name="Strong_20_Emphasis"><text:span text:style-name="T37">:</text:span></text:span><text:span text:style-name="T37"><text:line-break/>O </text:span><text:span text:style-name="Source_20_Text"><text:span text:style-name="T37">range()</text:span></text:span><text:span text:style-name="T37"> é frequentemente usado para gerar sequências numéricas.</text:span></text:p>
          <text:list>
            <text:list-item>
              <text:p text:style-name="P124">Exemplo simples:</text:p>
              <text:p text:style-name="P32">python</text:p>
              <text:p text:style-name="P32">CopiarEditar</text:p>
              <text:p text:style-name="P5"><text:span text:style-name="Source_20_Text"><text:span text:style-name="T37">for i in range(5):</text:span></text:span></text:p>
              <text:p text:style-name="P6"><text:span text:style-name="Source_20_Text"><text:span text:style-name="T37"><text:s text:c="4"/>print(i) <text:s/># Saída: 0, 1, 2, 3, 4</text:span></text:span></text:p>
            </text:list-item>
            <text:list-item>
              <text:p text:style-name="P125">Variantes:</text:p>
              <text:list>
                <text:list-item>
                  <text:p text:style-name="P89"><text:span text:style-name="Source_20_Text"><text:span text:style-name="T37">range(inicio, fim)</text:span></text:span><text:span text:style-name="T37">: Inicia de um valor específico.</text:span></text:p>
                </text:list-item>
                <text:list-item>
                  <text:p text:style-name="P89"><text:soft-page-break/><text:span text:style-name="Source_20_Text"><text:span text:style-name="T37">range(inicio, fim, passo)</text:span></text:span><text:span text:style-name="T37">: Controla o incremento.</text:span></text:p>
                </text:list-item>
              </text:list>
            </text:list-item>
          </text:list>
        </text:list-item>
        <text:list-item>
          <text:p text:style-name="P88"><text:span text:style-name="Strong_20_Emphasis"><text:span text:style-name="T37">Percorrer Coleções:</text:span></text:span><text:span text:style-name="T37"><text:line-break/>Pode-se iterar listas, strings e outras coleções.</text:span></text:p>
          <text:p text:style-name="P32">python</text:p>
          <text:p text:style-name="P32">CopiarEditar</text:p>
          <text:p text:style-name="P5"><text:span text:style-name="Source_20_Text"><text:span text:style-name="T37">frutas = ["maçã", "banana", "laranja"]</text:span></text:span></text:p>
          <text:p text:style-name="P5"><text:span text:style-name="Source_20_Text"><text:span text:style-name="T37">for fruta in frutas:</text:span></text:span></text:p>
          <text:p text:style-name="P6"><text:span text:style-name="Source_20_Text"><text:span text:style-name="T37"><text:s text:c="4"/>print(fruta)</text:span></text:span></text:p>
        </text:list-item>
        <text:list-item>
          <text:p text:style-name="P88"><text:span text:style-name="Strong_20_Emphasis"><text:span text:style-name="T37">Exemplo com Strings:</text:span></text:span></text:p>
          <text:p text:style-name="P32">python</text:p>
          <text:p text:style-name="P32">CopiarEditar</text:p>
          <text:p text:style-name="P5"><text:span text:style-name="Source_20_Text"><text:span text:style-name="T37">palavra = "Python"</text:span></text:span></text:p>
          <text:p text:style-name="P5"><text:span text:style-name="Source_20_Text"><text:span text:style-name="T37">for letra in palavra:</text:span></text:span></text:p>
          <text:p text:style-name="P6"><text:span text:style-name="Source_20_Text"><text:span text:style-name="T37"><text:s text:c="4"/>print(letra)</text:span></text:span></text:p>
        </text:list-item>
        <text:list-item>
          <text:p text:style-name="P88"><text:span text:style-name="Strong_20_Emphasis"><text:span text:style-name="T37">List Comprehensions:</text:span></text:span><text:span text:style-name="T37"> Uso conciso com laços </text:span><text:span text:style-name="Source_20_Text"><text:span text:style-name="T37">for</text:span></text:span><text:span text:style-name="T37">.</text:span></text:p>
          <text:p text:style-name="P32">python</text:p>
          <text:p text:style-name="P32">CopiarEditar</text:p>
          <text:p text:style-name="P6"><text:span text:style-name="Source_20_Text"><text:span text:style-name="T37">quadrados = [x**2 for x in range(5)]</text:span></text:span></text:p>
        </text:list-item>
      </text:list>
      <text:p text:style-name="Text_20_body"><text:span text:style-name="T37">Este capítulo destaca como automatizar tarefas repetitivas e manipular dados de forma eficiente usando o laço </text:span><text:span text:style-name="Source_20_Text"><text:span text:style-name="T37">for</text:span></text:span><text:span text:style-name="T37">.</text:span></text:p>
      <text:p text:style-name="P85"><text:span text:style-name="Strong_20_Emphasis"><text:span text:style-name="T30">Capítulo 5: Listas Aninhadas </text:span></text:span><text:span text:style-name="Strong_20_Emphasis"><text:span text:style-name="T31">(✔)</text:span></text:span></text:p>
      <text:p text:style-name="Text_20_body"><text:span text:style-name="T37">Este capítulo apresenta as </text:span><text:span text:style-name="Strong_20_Emphasis"><text:span text:style-name="T37">listas aninhadas</text:span></text:span><text:span text:style-name="T37">, também conhecidas como listas de listas, que permitem organizar dados em estruturas bidimensionais ou multidimensionais.</text:span></text:p>
      <text:list text:style-name="L5">
        <text:list-item>
          <text:p text:style-name="P90"><text:span text:style-name="Strong_20_Emphasis"><text:span text:style-name="T37">Definição:</text:span></text:span><text:span text:style-name="T37"> Uma lista aninhada é simplesmente uma lista que contém outras listas como elementos.</text:span></text:p>
          <text:p text:style-name="P33">python</text:p>
          <text:p text:style-name="P33">CopiarEditar</text:p>
          <text:p text:style-name="P8"><text:span text:style-name="Source_20_Text"><text:span text:style-name="T37">matriz = [[1, 2, 3], [4, 5, 6], [7, 8, 9]]</text:span></text:span></text:p>
        </text:list-item>
        <text:list-item>
          <text:p text:style-name="P90"><text:span text:style-name="Strong_20_Emphasis"><text:span text:style-name="T37">Acesso a Elementos:</text:span></text:span><text:span text:style-name="T37"> Utiliza índices duplos para acessar elementos individuais.</text:span></text:p>
          <text:p text:style-name="P33">python</text:p>
          <text:p text:style-name="P33">CopiarEditar</text:p>
          <text:p text:style-name="P8"><text:span text:style-name="Source_20_Text"><text:span text:style-name="T37">print(matriz[0][1]) <text:s/># Saída: 2</text:span></text:span></text:p>
        </text:list-item>
        <text:list-item>
          <text:p text:style-name="P90"><text:span text:style-name="Strong_20_Emphasis"><text:span text:style-name="T37">Manipulação:</text:span></text:span></text:p>
          <text:list>
            <text:list-item>
              <text:p text:style-name="P91"><text:span text:style-name="T37">Adicionar elementos com </text:span><text:span text:style-name="Source_20_Text"><text:span text:style-name="T37">.append()</text:span></text:span><text:span text:style-name="T37"> ou </text:span><text:span text:style-name="Source_20_Text"><text:span text:style-name="T37">.insert()</text:span></text:span><text:span text:style-name="T37">.</text:span></text:p>
            </text:list-item>
            <text:list-item>
              <text:p text:style-name="P126">Modificar valores diretamente com seus índices.</text:p>
            </text:list-item>
          </text:list>
          <text:p text:style-name="P33">python</text:p>
          <text:p text:style-name="P33">CopiarEditar</text:p>
          <text:p text:style-name="P8"><text:span text:style-name="Source_20_Text"><text:span text:style-name="T37">matriz[1][2] = 99</text:span></text:span></text:p>
        </text:list-item>
        <text:list-item>
          <text:p text:style-name="P90"><text:span text:style-name="Strong_20_Emphasis"><text:span text:style-name="T37">Iteração com </text:span></text:span><text:span text:style-name="Strong_20_Emphasis"><text:span text:style-name="Source_20_Text"><text:span text:style-name="T37">for</text:span></text:span></text:span><text:span text:style-name="Strong_20_Emphasis"><text:span text:style-name="T37">:</text:span></text:span><text:span text:style-name="T37"> Pode-se usar laços aninhados para percorrer listas bidimensionais.</text:span></text:p>
          <text:p text:style-name="P33">python</text:p>
          <text:p text:style-name="P33"><text:soft-page-break/>CopiarEditar</text:p>
          <text:p text:style-name="P7"><text:span text:style-name="Source_20_Text"><text:span text:style-name="T37">for linha in matriz:</text:span></text:span></text:p>
          <text:p text:style-name="P7"><text:span text:style-name="Source_20_Text"><text:span text:style-name="T37"><text:s text:c="4"/>for elemento in linha:</text:span></text:span></text:p>
          <text:p text:style-name="P8"><text:span text:style-name="Source_20_Text"><text:span text:style-name="T37"><text:s text:c="8"/>print(elemento)</text:span></text:span></text:p>
        </text:list-item>
        <text:list-item>
          <text:p text:style-name="P90"><text:span text:style-name="Strong_20_Emphasis"><text:span text:style-name="T37">Aplicações:</text:span></text:span><text:span text:style-name="T37"><text:line-break/>Listas aninhadas são úteis para representar matrizes, tabelas, tabuleiros de jogos, ou qualquer estrutura que envolva dados organizados em linhas e colunas.</text:span></text:p>
        </text:list-item>
      </text:list>
      <text:p text:style-name="P123">Este capítulo ensina como manipular eficientemente dados complexos organizados de forma hierárquica usando listas aninhadas.</text:p>
      <text:p text:style-name="P57"><text:span text:style-name="T37">Capítulo 6. Condições e Laços de Repetição </text:span><text:span text:style-name="Strong_20_Emphasis"><text:span text:style-name="T31">(✔)</text:span></text:span></text:p>
      <text:p text:style-name="P85"><text:span text:style-name="Strong_20_Emphasis"><text:span text:style-name="T30">Capítulo 6: Condições e Laços de Repetição</text:span></text:span></text:p>
      <text:p text:style-name="P123">Este capítulo combina estruturas condicionais e laços de repetição para criar programas mais dinâmicos e adaptáveis.</text:p>
      <text:h text:style-name="Heading_20_3" text:outline-level="3"><text:span text:style-name="Strong_20_Emphasis"><text:span text:style-name="T37">Condições (</text:span></text:span><text:span text:style-name="Strong_20_Emphasis"><text:span text:style-name="Source_20_Text"><text:span text:style-name="T37">if</text:span></text:span></text:span><text:span text:style-name="Strong_20_Emphasis"><text:span text:style-name="T37">, </text:span></text:span><text:span text:style-name="Strong_20_Emphasis"><text:span text:style-name="Source_20_Text"><text:span text:style-name="T37">elif</text:span></text:span></text:span><text:span text:style-name="Strong_20_Emphasis"><text:span text:style-name="T37">, </text:span></text:span><text:span text:style-name="Strong_20_Emphasis"><text:span text:style-name="Source_20_Text"><text:span text:style-name="T37">else</text:span></text:span></text:span><text:span text:style-name="Strong_20_Emphasis"><text:span text:style-name="T37">)</text:span></text:span></text:h>
      <text:p text:style-name="P123">Permitem executar blocos de código com base em verificações lógicas.</text:p>
      <text:list text:style-name="L6">
        <text:list-item>
          <text:p text:style-name="P92"><text:span text:style-name="Strong_20_Emphasis"><text:span text:style-name="T37">Exemplo básico:</text:span></text:span></text:p>
          <text:p text:style-name="P34">python</text:p>
          <text:p text:style-name="P34">CopiarEditar</text:p>
          <text:p text:style-name="P9"><text:span text:style-name="Source_20_Text"><text:span text:style-name="T37">numero = 10</text:span></text:span></text:p>
          <text:p text:style-name="P9"><text:span text:style-name="Source_20_Text"><text:span text:style-name="T37">if numero &gt; 0:</text:span></text:span></text:p>
          <text:p text:style-name="P9"><text:span text:style-name="Source_20_Text"><text:span text:style-name="T37"><text:s text:c="4"/>print("Número positivo")</text:span></text:span></text:p>
          <text:p text:style-name="P9"><text:span text:style-name="Source_20_Text"><text:span text:style-name="T37">elif numero == 0:</text:span></text:span></text:p>
          <text:p text:style-name="P9"><text:span text:style-name="Source_20_Text"><text:span text:style-name="T37"><text:s text:c="4"/>print("Zero")</text:span></text:span></text:p>
          <text:p text:style-name="P9"><text:span text:style-name="Source_20_Text"><text:span text:style-name="T37">else:</text:span></text:span></text:p>
          <text:p text:style-name="P10"><text:span text:style-name="Source_20_Text"><text:span text:style-name="T37"><text:s text:c="4"/>print("Número negativo")</text:span></text:span></text:p>
        </text:list-item>
        <text:list-item>
          <text:p text:style-name="P92"><text:span text:style-name="Strong_20_Emphasis"><text:span text:style-name="T37">Operadores lógicos:</text:span></text:span></text:p>
          <text:list>
            <text:list-item>
              <text:p text:style-name="P93"><text:span text:style-name="T37">Comparação: </text:span><text:span text:style-name="Source_20_Text"><text:span text:style-name="T37">==</text:span></text:span><text:span text:style-name="T37">, </text:span><text:span text:style-name="Source_20_Text"><text:span text:style-name="T37">!=</text:span></text:span><text:span text:style-name="T37">, </text:span><text:span text:style-name="Source_20_Text"><text:span text:style-name="T37">&gt;</text:span></text:span><text:span text:style-name="T37">, </text:span><text:span text:style-name="Source_20_Text"><text:span text:style-name="T37">&lt;</text:span></text:span><text:span text:style-name="T37">, </text:span><text:span text:style-name="Source_20_Text"><text:span text:style-name="T37">&gt;=</text:span></text:span><text:span text:style-name="T37">, </text:span><text:span text:style-name="Source_20_Text"><text:span text:style-name="T37">&lt;=</text:span></text:span></text:p>
            </text:list-item>
            <text:list-item>
              <text:p text:style-name="P92"><text:span text:style-name="T37">Lógicos: </text:span><text:span text:style-name="Source_20_Text"><text:span text:style-name="T37">and</text:span></text:span><text:span text:style-name="T37">, </text:span><text:span text:style-name="Source_20_Text"><text:span text:style-name="T37">or</text:span></text:span><text:span text:style-name="T37">, </text:span><text:span text:style-name="Source_20_Text"><text:span text:style-name="T37">not</text:span></text:span></text:p>
            </text:list-item>
          </text:list>
        </text:list-item>
      </text:list>
      <text:h text:style-name="Heading_20_3" text:outline-level="3"><text:span text:style-name="Strong_20_Emphasis"><text:span text:style-name="T37">Laços </text:span></text:span><text:span text:style-name="Strong_20_Emphasis"><text:span text:style-name="Source_20_Text"><text:span text:style-name="T37">while</text:span></text:span></text:span></text:h>
      <text:p text:style-name="P123">Executam blocos de código enquanto uma condição for verdadeira.</text:p>
      <text:list text:style-name="L7">
        <text:list-item>
          <text:p text:style-name="P94"><text:span text:style-name="Strong_20_Emphasis"><text:span text:style-name="T37">Exemplo:</text:span></text:span></text:p>
          <text:p text:style-name="P35">python</text:p>
          <text:p text:style-name="P35">CopiarEditar</text:p>
          <text:p text:style-name="P11"><text:span text:style-name="Source_20_Text"><text:span text:style-name="T37">contador = 0</text:span></text:span></text:p>
          <text:p text:style-name="P11"><text:span text:style-name="Source_20_Text"><text:span text:style-name="T37">while contador &lt; 5:</text:span></text:span></text:p>
          <text:p text:style-name="P11"><text:span text:style-name="Source_20_Text"><text:span text:style-name="T37"><text:s text:c="4"/>print(contador)</text:span></text:span></text:p>
          <text:p text:style-name="P12"><text:span text:style-name="Source_20_Text"><text:span text:style-name="T37"><text:s text:c="4"/>contador += 1</text:span></text:span></text:p>
        </text:list-item>
      </text:list>
      <text:h text:style-name="Heading_20_3" text:outline-level="3"><text:span text:style-name="Strong_20_Emphasis"><text:span text:style-name="T37">Combinação de Condições e Laços</text:span></text:span></text:h>
      <text:list text:style-name="L8">
        <text:list-item>
          <text:p text:style-name="P95"><text:span text:style-name="T37">Utilização de </text:span><text:span text:style-name="Source_20_Text"><text:span text:style-name="T37">if</text:span></text:span><text:span text:style-name="T37"> dentro de laços para controle de fluxo.</text:span></text:p>
          <text:p text:style-name="P36">python</text:p>
          <text:p text:style-name="P36">CopiarEditar</text:p>
          <text:p text:style-name="P13"><text:soft-page-break/><text:span text:style-name="Source_20_Text"><text:span text:style-name="T37">for numero in range(10):</text:span></text:span></text:p>
          <text:p text:style-name="P13"><text:span text:style-name="Source_20_Text"><text:span text:style-name="T37"><text:s text:c="4"/>if numero % 2 == 0:</text:span></text:span></text:p>
          <text:p text:style-name="P14"><text:span text:style-name="Source_20_Text"><text:span text:style-name="T37"><text:s text:c="8"/>print(f"{numero} é par")</text:span></text:span></text:p>
        </text:list-item>
      </text:list>
      <text:h text:style-name="Heading_20_3" text:outline-level="3"><text:span text:style-name="Strong_20_Emphasis"><text:span text:style-name="T37">Controle de Fluxo:</text:span></text:span></text:h>
      <text:list text:style-name="L9">
        <text:list-item>
          <text:p text:style-name="P97"><text:span text:style-name="Source_20_Text"><text:span text:style-name="T37">break</text:span></text:span><text:span text:style-name="T37">: Interrompe o laço imediatamente.</text:span></text:p>
        </text:list-item>
        <text:list-item>
          <text:p text:style-name="P97"><text:span text:style-name="Source_20_Text"><text:span text:style-name="T37">continue</text:span></text:span><text:span text:style-name="T37">: Pula para a próxima iteração.</text:span></text:p>
        </text:list-item>
        <text:list-item>
          <text:p text:style-name="P96"><text:span text:style-name="Source_20_Text"><text:span text:style-name="T37">else</text:span></text:span><text:span text:style-name="T37"> com laços: Executa após o término normal do laço.</text:span></text:p>
        </text:list-item>
      </text:list>
      <text:p text:style-name="P123">Este capítulo mostra como combinar decisões lógicas e repetições para resolver problemas complexos e criar fluxos de execução eficientes.</text:p>
      <text:p text:style-name="P123"/>
      <text:p text:style-name="P84"><text:span text:style-name="Strong_20_Emphasis"><text:span text:style-name="T37">Capítulo 7: Criando Funções</text:span></text:span></text:p>
      <text:p text:style-name="Text_20_body"><text:span text:style-name="T37">Este capítulo apresenta o conceito de </text:span><text:span text:style-name="Strong_20_Emphasis"><text:span text:style-name="T37">funções</text:span></text:span><text:span text:style-name="T37">, que permitem organizar e reutilizar blocos de código de forma eficiente.</text:span></text:p>
      <text:h text:style-name="Heading_20_3" text:outline-level="3"><text:span text:style-name="Strong_20_Emphasis"><text:span text:style-name="T37">Definindo Funções</text:span></text:span></text:h>
      <text:p text:style-name="Text_20_body"><text:span text:style-name="T37">Uma função é declarada com a palavra-chave </text:span><text:span text:style-name="Source_20_Text"><text:span text:style-name="T37">def</text:span></text:span><text:span text:style-name="T37">, seguida do nome da função e parênteses.</text:span></text:p>
      <text:list text:style-name="L10">
        <text:list-item>
          <text:p text:style-name="P98"><text:span text:style-name="Strong_20_Emphasis"><text:span text:style-name="T37">Exemplo básico:</text:span></text:span></text:p>
          <text:p text:style-name="P37">python</text:p>
          <text:p text:style-name="P37">CopiarEditar</text:p>
          <text:p text:style-name="P15"><text:span text:style-name="Source_20_Text"><text:span text:style-name="T37">def saudacao():</text:span></text:span></text:p>
          <text:p text:style-name="P16"><text:span text:style-name="Source_20_Text"><text:span text:style-name="T37"><text:s text:c="4"/>print("Olá, Mundo!")</text:span></text:span></text:p>
          <text:p text:style-name="P127">Para chamar a função:</text:p>
          <text:p text:style-name="P37">python</text:p>
          <text:p text:style-name="P37">CopiarEditar</text:p>
          <text:p text:style-name="P16"><text:span text:style-name="Source_20_Text"><text:span text:style-name="T37">saudacao()</text:span></text:span></text:p>
        </text:list-item>
      </text:list>
      <text:h text:style-name="Heading_20_3" text:outline-level="3"><text:span text:style-name="Strong_20_Emphasis"><text:span text:style-name="T37">Parâmetros e Argumentos</text:span></text:span></text:h>
      <text:p text:style-name="P123">Funções podem receber dados para personalizar sua execução.</text:p>
      <text:list text:style-name="L11">
        <text:list-item>
          <text:p text:style-name="P99"><text:span text:style-name="Strong_20_Emphasis"><text:span text:style-name="T37">Exemplo com parâmetros:</text:span></text:span></text:p>
          <text:p text:style-name="P38">python</text:p>
          <text:p text:style-name="P38">CopiarEditar</text:p>
          <text:p text:style-name="P17"><text:span text:style-name="Source_20_Text"><text:span text:style-name="T37">def saudacao(nome):</text:span></text:span></text:p>
          <text:p text:style-name="P17"><text:span text:style-name="Source_20_Text"><text:span text:style-name="T37"><text:s text:c="4"/>print(f"Olá, {nome}!")</text:span></text:span></text:p>
          <text:p text:style-name="P39"/>
          <text:p text:style-name="P18"><text:span text:style-name="Source_20_Text"><text:span text:style-name="T37">saudacao("Maria") <text:s/># Saída: Olá, Maria!</text:span></text:span></text:p>
        </text:list-item>
      </text:list>
      <text:h text:style-name="Heading_20_3" text:outline-level="3"><text:span text:style-name="Strong_20_Emphasis"><text:span text:style-name="T37">Valores de Retorno (</text:span></text:span><text:span text:style-name="Strong_20_Emphasis"><text:span text:style-name="Source_20_Text"><text:span text:style-name="T37">return</text:span></text:span></text:span><text:span text:style-name="Strong_20_Emphasis"><text:span text:style-name="T37">)</text:span></text:span></text:h>
      <text:p text:style-name="Text_20_body"><text:span text:style-name="T37">Funções podem retornar resultados com a palavra-chave </text:span><text:span text:style-name="Source_20_Text"><text:span text:style-name="T37">return</text:span></text:span><text:span text:style-name="T37">.</text:span></text:p>
      <text:list text:style-name="L12">
        <text:list-item>
          <text:p text:style-name="P100"><text:span text:style-name="Strong_20_Emphasis"><text:span text:style-name="T37">Exemplo:</text:span></text:span></text:p>
          <text:p text:style-name="P40">python</text:p>
          <text:p text:style-name="P40"><text:soft-page-break/>CopiarEditar</text:p>
          <text:p text:style-name="P19"><text:span text:style-name="Source_20_Text"><text:span text:style-name="T37">def soma(a, b):</text:span></text:span></text:p>
          <text:p text:style-name="P19"><text:span text:style-name="Source_20_Text"><text:span text:style-name="T37"><text:s text:c="4"/>return a + b</text:span></text:span></text:p>
          <text:p text:style-name="P41"/>
          <text:p text:style-name="P19"><text:span text:style-name="Source_20_Text"><text:span text:style-name="T37">resultado = soma(3, 4)</text:span></text:span></text:p>
          <text:p text:style-name="P20"><text:span text:style-name="Source_20_Text"><text:span text:style-name="T37">print(resultado) <text:s/># Saída: 7</text:span></text:span></text:p>
        </text:list-item>
      </text:list>
      <text:h text:style-name="Heading_20_3" text:outline-level="3"><text:span text:style-name="Strong_20_Emphasis"><text:span text:style-name="T37">Parâmetros Padrão:</text:span></text:span></text:h>
      <text:p text:style-name="P123">Permitem definir valores padrão para argumentos.</text:p>
      <text:p text:style-name="P42">python</text:p>
      <text:p text:style-name="P42">CopiarEditar</text:p>
      <text:p text:style-name="P21"><text:span text:style-name="Source_20_Text"><text:span text:style-name="T37">def saudacao(nome="amigo"):</text:span></text:span></text:p>
      <text:p text:style-name="P22"><text:span text:style-name="Source_20_Text"><text:span text:style-name="T37"><text:s text:c="4"/>print(f"Olá, {nome}!")</text:span></text:span></text:p>
      <text:h text:style-name="Heading_20_3" text:outline-level="3"><text:span text:style-name="Strong_20_Emphasis"><text:span text:style-name="T37">Funções com Múltiplos Retornos:</text:span></text:span></text:h>
      <text:p text:style-name="P42">python</text:p>
      <text:p text:style-name="P42">CopiarEditar</text:p>
      <text:p text:style-name="P21"><text:span text:style-name="Source_20_Text"><text:span text:style-name="T37">def calculos(a, b):</text:span></text:span></text:p>
      <text:p text:style-name="P21"><text:span text:style-name="Source_20_Text"><text:span text:style-name="T37"><text:s text:c="4"/>return a + b, a - b</text:span></text:span></text:p>
      <text:p text:style-name="P43"/>
      <text:p text:style-name="P22"><text:span text:style-name="Source_20_Text"><text:span text:style-name="T37">soma, subtracao = calculos(10, 5)</text:span></text:span></text:p>
      <text:h text:style-name="Heading_20_3" text:outline-level="3"><text:span text:style-name="Strong_20_Emphasis"><text:span text:style-name="T37">Boas Práticas:</text:span></text:span></text:h>
      <text:list text:style-name="L13">
        <text:list-item>
          <text:p text:style-name="P128">Funções devem ser pequenas e fazer apenas uma tarefa.</text:p>
        </text:list-item>
        <text:list-item>
          <text:p text:style-name="P128">Usar nomes descritivos.</text:p>
        </text:list-item>
        <text:list-item>
          <text:p text:style-name="P101"><text:span text:style-name="T37">Documentar com docstrings (</text:span><text:span text:style-name="Source_20_Text"><text:span text:style-name="T37">"""descrição"""</text:span></text:span><text:span text:style-name="T37">).</text:span></text:p>
        </text:list-item>
      </text:list>
      <text:p text:style-name="P123">Este capítulo ensina como modularizar programas, tornando-os mais organizados, reutilizáveis e fáceis de entender.</text:p>
      <text:p text:style-name="P84"><text:span text:style-name="Strong_20_Emphasis"><text:span text:style-name="T37">Capítulo 8: Dicionários</text:span></text:span></text:p>
      <text:p text:style-name="Text_20_body"><text:span text:style-name="T37">Este capítulo explora os </text:span><text:span text:style-name="Strong_20_Emphasis"><text:span text:style-name="T37">dicionários</text:span></text:span><text:span text:style-name="T37">, uma estrutura de dados que armazena pares de </text:span><text:span text:style-name="Strong_20_Emphasis"><text:span text:style-name="T37">chave-valor</text:span></text:span><text:span text:style-name="T37">, permitindo acesso eficiente aos dados.</text:span></text:p>
      <text:h text:style-name="Heading_20_3" text:outline-level="3"><text:span text:style-name="Strong_20_Emphasis"><text:span text:style-name="T37">Declaração de Dicionários</text:span></text:span></text:h>
      <text:p text:style-name="Text_20_body"><text:span text:style-name="T37">São definidos com chaves </text:span><text:span text:style-name="Source_20_Text"><text:span text:style-name="T37">{}</text:span></text:span><text:span text:style-name="T37">. Cada elemento consiste em uma chave associada a um valor.</text:span></text:p>
      <text:list text:style-name="L14">
        <text:list-item>
          <text:p text:style-name="P102"><text:span text:style-name="Strong_20_Emphasis"><text:span text:style-name="T37">Exemplo:</text:span></text:span></text:p>
          <text:p text:style-name="P44">python</text:p>
          <text:p text:style-name="P44">CopiarEditar</text:p>
          <text:p text:style-name="P23"><text:span text:style-name="Source_20_Text"><text:span text:style-name="T37">aluno = {"nome": "João", "idade": 20, "curso": "Engenharia"}</text:span></text:span></text:p>
        </text:list-item>
      </text:list>
      <text:h text:style-name="Heading_20_3" text:outline-level="3"><text:span text:style-name="Strong_20_Emphasis"><text:span text:style-name="T37">Acesso aos Valores</text:span></text:span></text:h>
      <text:p text:style-name="P123">Os valores são acessados por suas chaves.</text:p>
      <text:p text:style-name="P42">python</text:p>
      <text:p text:style-name="P42">CopiarEditar</text:p>
      <text:p text:style-name="P22"><text:span text:style-name="Source_20_Text"><text:span text:style-name="T37">print(aluno["nome"]) <text:s/># Saída: João</text:span></text:span></text:p>
      <text:h text:style-name="Heading_20_3" text:outline-level="3"><text:soft-page-break/><text:span text:style-name="Strong_20_Emphasis"><text:span text:style-name="T37">Manipulação de Dicionários</text:span></text:span></text:h>
      <text:list text:style-name="L15">
        <text:list-item>
          <text:p text:style-name="P103"><text:span text:style-name="Strong_20_Emphasis"><text:span text:style-name="T37">Adicionar ou Atualizar Elementos:</text:span></text:span></text:p>
          <text:p text:style-name="P45">python</text:p>
          <text:p text:style-name="P45">CopiarEditar</text:p>
          <text:p text:style-name="P24"><text:span text:style-name="Source_20_Text"><text:span text:style-name="T37">aluno["nota"] = 9.5</text:span></text:span></text:p>
          <text:p text:style-name="P25"><text:span text:style-name="Source_20_Text"><text:span text:style-name="T37">aluno["idade"] = 21</text:span></text:span></text:p>
        </text:list-item>
        <text:list-item>
          <text:p text:style-name="P103"><text:span text:style-name="Strong_20_Emphasis"><text:span text:style-name="T37">Remover Elementos:</text:span></text:span></text:p>
          <text:p text:style-name="P45">python</text:p>
          <text:p text:style-name="P45">CopiarEditar</text:p>
          <text:p text:style-name="P25"><text:span text:style-name="Source_20_Text"><text:span text:style-name="T37">del aluno["curso"]</text:span></text:span></text:p>
        </text:list-item>
        <text:list-item>
          <text:p text:style-name="P103"><text:span text:style-name="Strong_20_Emphasis"><text:span text:style-name="T37">Verificar Existência de Chave:</text:span></text:span></text:p>
          <text:p text:style-name="P45">python</text:p>
          <text:p text:style-name="P45">CopiarEditar</text:p>
          <text:p text:style-name="P24"><text:span text:style-name="Source_20_Text"><text:span text:style-name="T37">if "nome" in aluno:</text:span></text:span></text:p>
          <text:p text:style-name="P25"><text:span text:style-name="Source_20_Text"><text:span text:style-name="T37"><text:s text:c="4"/>print("Chave encontrada")</text:span></text:span></text:p>
        </text:list-item>
      </text:list>
      <text:h text:style-name="Heading_20_3" text:outline-level="3"><text:span text:style-name="Strong_20_Emphasis"><text:span text:style-name="T37">Métodos Importantes:</text:span></text:span></text:h>
      <text:list text:style-name="L16">
        <text:list-item>
          <text:p text:style-name="P105"><text:span text:style-name="Source_20_Text"><text:span text:style-name="T37">keys()</text:span></text:span><text:span text:style-name="T37">: Retorna todas as chaves.</text:span></text:p>
        </text:list-item>
        <text:list-item>
          <text:p text:style-name="P105"><text:span text:style-name="Source_20_Text"><text:span text:style-name="T37">values()</text:span></text:span><text:span text:style-name="T37">: Retorna todos os valores.</text:span></text:p>
        </text:list-item>
        <text:list-item>
          <text:p text:style-name="P105"><text:span text:style-name="Source_20_Text"><text:span text:style-name="T37">items()</text:span></text:span><text:span text:style-name="T37">: Retorna pares chave-valor.</text:span></text:p>
        </text:list-item>
        <text:list-item>
          <text:p text:style-name="P104"><text:span text:style-name="Source_20_Text"><text:span text:style-name="T37">get(chave, valor_padrao)</text:span></text:span><text:span text:style-name="T37">: Acessa valores sem erros caso a chave não exista.</text:span></text:p>
        </text:list-item>
      </text:list>
      <text:h text:style-name="Heading_20_3" text:outline-level="3"><text:span text:style-name="Strong_20_Emphasis"><text:span text:style-name="T37">Iteração com </text:span></text:span><text:span text:style-name="Strong_20_Emphasis"><text:span text:style-name="Source_20_Text"><text:span text:style-name="T37">for</text:span></text:span></text:span><text:span text:style-name="Strong_20_Emphasis"><text:span text:style-name="T37">:</text:span></text:span></text:h>
      <text:p text:style-name="P42">python</text:p>
      <text:p text:style-name="P42">CopiarEditar</text:p>
      <text:p text:style-name="P21"><text:span text:style-name="Source_20_Text"><text:span text:style-name="T37">for chave, valor in aluno.items():</text:span></text:span></text:p>
      <text:p text:style-name="P22"><text:span text:style-name="Source_20_Text"><text:span text:style-name="T37"><text:s text:c="4"/>print(f"{chave}: {valor}")</text:span></text:span></text:p>
      <text:h text:style-name="Heading_20_3" text:outline-level="3"><text:span text:style-name="Strong_20_Emphasis"><text:span text:style-name="T37">Aplicações:</text:span></text:span></text:h>
      <text:p text:style-name="P123">Dicionários são úteis para representar informações estruturadas, como registros de banco de dados, configurações de sistemas ou mapeamentos complexos.</text:p>
      <text:p text:style-name="P123">Este capítulo mostra como armazenar e manipular dados de maneira eficiente usando dicionários.</text:p>
      <text:p text:style-name="P74"/>
      <text:p text:style-name="P84"><text:span text:style-name="Strong_20_Emphasis"><text:span text:style-name="T37">Capítulo 9: Pandas para Análise de Dados</text:span></text:span></text:p>
      <text:p text:style-name="Text_20_body"><text:span text:style-name="T37">Este capítulo apresenta o </text:span><text:span text:style-name="Strong_20_Emphasis"><text:span text:style-name="T37">Pandas</text:span></text:span><text:span text:style-name="T37">, uma biblioteca poderosa e popular para manipulação e análise de dados em Python.</text:span></text:p>
      <text:h text:style-name="Heading_20_3" text:outline-level="3"><text:span text:style-name="Strong_20_Emphasis"><text:span text:style-name="T37">Importação da Biblioteca</text:span></text:span></text:h>
      <text:p text:style-name="P42">python</text:p>
      <text:p text:style-name="P42">CopiarEditar</text:p>
      <text:p text:style-name="P22"><text:span text:style-name="Source_20_Text"><text:span text:style-name="T37">import pandas as pd</text:span></text:span></text:p>
      <text:h text:style-name="Heading_20_3" text:outline-level="3"><text:soft-page-break/><text:span text:style-name="Strong_20_Emphasis"><text:span text:style-name="T37">Estruturas Fundamentais:</text:span></text:span></text:h>
      <text:list text:style-name="L17">
        <text:list-item>
          <text:p text:style-name="P106"><text:span text:style-name="Strong_20_Emphasis"><text:span text:style-name="T37">Series:</text:span></text:span><text:span text:style-name="T37"> Estrutura unidimensional semelhante a uma lista, com rótulos para os dados.</text:span></text:p>
          <text:p text:style-name="P46">python</text:p>
          <text:p text:style-name="P46">CopiarEditar</text:p>
          <text:p text:style-name="P27"><text:span text:style-name="Source_20_Text"><text:span text:style-name="T37">serie = pd.Series([10, 20, 30], index=["a", "b", "c"])</text:span></text:span></text:p>
        </text:list-item>
        <text:list-item>
          <text:p text:style-name="P106"><text:span text:style-name="Strong_20_Emphasis"><text:span text:style-name="T37">DataFrame:</text:span></text:span><text:span text:style-name="T37"> Estrutura bidimensional (como uma tabela).</text:span></text:p>
          <text:p text:style-name="P46">python</text:p>
          <text:p text:style-name="P46">CopiarEditar</text:p>
          <text:p text:style-name="P26"><text:span text:style-name="Source_20_Text"><text:span text:style-name="T37">dados = {"Nome": ["Ana", "João"], "Idade": [25, 30]}</text:span></text:span></text:p>
          <text:p text:style-name="P26"><text:span text:style-name="Source_20_Text"><text:span text:style-name="T37">df = pd.DataFrame(dados)</text:span></text:span></text:p>
          <text:p text:style-name="P27"><text:span text:style-name="Source_20_Text"><text:span text:style-name="T37">print(df)</text:span></text:span></text:p>
        </text:list-item>
      </text:list>
      <text:h text:style-name="Heading_20_3" text:outline-level="3"><text:span text:style-name="Strong_20_Emphasis"><text:span text:style-name="T37">Principais Operações:</text:span></text:span></text:h>
      <text:list text:style-name="L18">
        <text:list-item>
          <text:p text:style-name="P107"><text:span text:style-name="Strong_20_Emphasis"><text:span text:style-name="T37">Leitura de Arquivos:</text:span></text:span></text:p>
          <text:p text:style-name="P47">python</text:p>
          <text:p text:style-name="P47">CopiarEditar</text:p>
          <text:p text:style-name="P29"><text:span text:style-name="Source_20_Text"><text:span text:style-name="T37">df = pd.read_csv("arquivo.csv")</text:span></text:span></text:p>
        </text:list-item>
        <text:list-item>
          <text:p text:style-name="P107"><text:span text:style-name="Strong_20_Emphasis"><text:span text:style-name="T37">Exibição de Dados:</text:span></text:span></text:p>
          <text:p text:style-name="P47">python</text:p>
          <text:p text:style-name="P47">CopiarEditar</text:p>
          <text:p text:style-name="P28"><text:span text:style-name="Source_20_Text"><text:span text:style-name="T37">print(df.head()) <text:s/># Primeiras linhas</text:span></text:span></text:p>
          <text:p text:style-name="P29"><text:span text:style-name="Source_20_Text"><text:span text:style-name="T37">print(df.describe()) <text:s/># Estatísticas</text:span></text:span></text:p>
        </text:list-item>
        <text:list-item>
          <text:p text:style-name="P107"><text:span text:style-name="Strong_20_Emphasis"><text:span text:style-name="T37">Filtragem:</text:span></text:span></text:p>
          <text:p text:style-name="P47">python</text:p>
          <text:p text:style-name="P47">CopiarEditar</text:p>
          <text:p text:style-name="P29"><text:span text:style-name="Source_20_Text"><text:span text:style-name="T37">df_filtrado = df[df["Idade"] &gt; 25]</text:span></text:span></text:p>
        </text:list-item>
        <text:list-item>
          <text:p text:style-name="P108"><text:span text:style-name="Strong_20_Emphasis"><text:span text:style-name="T37">Manipulação:</text:span></text:span></text:p>
          <text:list>
            <text:list-item>
              <text:p text:style-name="P129">Adicionar colunas:</text:p>
              <text:p text:style-name="P47">python</text:p>
              <text:p text:style-name="P47">CopiarEditar</text:p>
              <text:p text:style-name="P29"><text:span text:style-name="Source_20_Text"><text:span text:style-name="T37">df["NovaColuna"] = df["Idade"] * 2</text:span></text:span></text:p>
            </text:list-item>
            <text:list-item>
              <text:p text:style-name="P129">Remover colunas:</text:p>
              <text:p text:style-name="P47">python</text:p>
              <text:p text:style-name="P47">CopiarEditar</text:p>
              <text:p text:style-name="P29"><text:span text:style-name="Source_20_Text"><text:span text:style-name="T37">df.drop("NovaColuna", axis=1, inplace=True)</text:span></text:span></text:p>
            </text:list-item>
          </text:list>
        </text:list-item>
        <text:list-item>
          <text:p text:style-name="P107"><text:span text:style-name="Strong_20_Emphasis"><text:span text:style-name="T37">Agrupamentos:</text:span></text:span></text:p>
          <text:p text:style-name="P47">python</text:p>
          <text:p text:style-name="P47">CopiarEditar</text:p>
          <text:p text:style-name="P29"><text:span text:style-name="Source_20_Text"><text:span text:style-name="T37">df.groupby("Categoria").mean()</text:span></text:span></text:p>
        </text:list-item>
      </text:list>
      <text:h text:style-name="Heading_20_3" text:outline-level="3"><text:soft-page-break/><text:span text:style-name="Strong_20_Emphasis"><text:span text:style-name="T37">Aplicações:</text:span></text:span></text:h>
      <text:p text:style-name="P123">Pandas é amplamente usado para processamento de dados, preparação para machine learning e análise exploratória.</text:p>
      <text:p text:style-name="P123">Este capítulo destaca como usar o Pandas para transformar grandes conjuntos de dados em informações úteis e organizadas.</text:p>
      <text:p text:style-name="P123"/>
      <text:p text:style-name="P72">Capítulo 10. Pré-processamento de Dados</text:p>
      <text:p text:style-name="P111">O Capítulo 10, "Pré-processamento de Dados", aborda as etapas essenciais para preparar dados brutos antes de aplicá-los em modelos de análise ou machine learning. O pré-processamento é crucial para garantir a qualidade dos dados e, consequentemente, a eficácia dos resultados.</text:p>
      <text:list text:style-name="L19">
        <text:list-item>
          <text:p text:style-name="P115"><text:span text:style-name="Strong_20_Emphasis"><text:span text:style-name="T29">Limpeza de Dados</text:span></text:span><text:span text:style-name="T29">: Envolve a identificação e correção de erros, como valores faltantes, duplicatas ou inconsistentes. Técnicas como imputação (preenchimento de valores ausentes) ou remoção de outliers são comuns.</text:span></text:p>
        </text:list-item>
        <text:list-item>
          <text:p text:style-name="P115"><text:span text:style-name="Strong_20_Emphasis"><text:span text:style-name="T29">Transformação de Dados</text:span></text:span><text:span text:style-name="T29">: Inclui normalização (escalonamento de valores para uma faixa específica) e padronização (ajuste da média e desvio padrão). Também pode envolver a codificação de variáveis categóricas em numéricas (one-hot encoding, label encoding).</text:span></text:p>
        </text:list-item>
        <text:list-item>
          <text:p text:style-name="P115"><text:span text:style-name="Strong_20_Emphasis"><text:span text:style-name="T29">Redução de Dimensionalidade</text:span></text:span><text:span text:style-name="T29">: Técnicas como PCA (Análise de Componentes Principais) são usadas para reduzir o número de variáveis, mantendo a informação mais relevante e melhorando a eficiência do modelo.</text:span></text:p>
        </text:list-item>
        <text:list-item>
          <text:p text:style-name="P115"><text:span text:style-name="Strong_20_Emphasis"><text:span text:style-name="T29">Integração de Dados</text:span></text:span><text:span text:style-name="T29">: Combina dados de diferentes fontes, garantindo consistência e eliminando redundâncias.</text:span></text:p>
        </text:list-item>
        <text:list-item>
          <text:p text:style-name="P115"><text:span text:style-name="Strong_20_Emphasis"><text:span text:style-name="T29">Discretização</text:span></text:span><text:span text:style-name="T29">: Transforma variáveis contínuas em categorias ou intervalos, útil para certos tipos de análise.</text:span></text:p>
        </text:list-item>
        <text:list-item>
          <text:p text:style-name="P115"><text:span text:style-name="Strong_20_Emphasis"><text:span text:style-name="T29">Balanceamento de Dados</text:span></text:span><text:span text:style-name="T29">: Em problemas de classificação, é importante garantir que as classes estejam equilibradas para evitar viés no modelo.</text:span></text:p>
        </text:list-item>
      </text:list>
      <text:p text:style-name="P123">O capítulo enfatiza que o pré-processamento é uma etapa iterativa e crítica, que pode impactar diretamente o desempenho dos modelos de machine learning ou análises subsequentes.</text:p>
      <text:p text:style-name="P74"/>
      <text:p text:style-name="P72">Capítulo 11. Analisando Dados e Apresentando Resultados</text:p>
      <text:p text:style-name="P111">O Capítulo 11, "Analisando Dados e Apresentando Resultados", foca nas etapas de análise de dados após o pré-processamento e na comunicação eficaz dos resultados obtidos. Esse processo é fundamental para transformar dados brutos em insights acionáveis e decisões informadas.</text:p>
      <text:list text:style-name="L20">
        <text:list-item>
          <text:p text:style-name="P116"><text:span text:style-name="Strong_20_Emphasis"><text:span text:style-name="T29">Análise Exploratória de Dados (EDA)</text:span></text:span><text:span text:style-name="T29">:</text:span></text:p>
          <text:list>
            <text:list-item>
              <text:p text:style-name="P113">Envolve a exploração inicial dos dados para identificar padrões, tendências, relações e anomalias.</text:p>
            </text:list-item>
            <text:list-item>
              <text:p text:style-name="P113"><text:soft-page-break/>Utiliza técnicas estatísticas e visualizações (gráficos, histogramas, boxplots, etc.) para compreender a estrutura dos dados.</text:p>
            </text:list-item>
          </text:list>
        </text:list-item>
        <text:list-item>
          <text:p text:style-name="P116"><text:span text:style-name="Strong_20_Emphasis"><text:span text:style-name="T29">Aplicação de Técnicas Analíticas</text:span></text:span><text:span text:style-name="T29">:</text:span></text:p>
          <text:list>
            <text:list-item>
              <text:p text:style-name="P113">Dependendo do objetivo, podem ser aplicadas técnicas como análise estatística, machine learning, ou mineração de dados.</text:p>
            </text:list-item>
            <text:list-item>
              <text:p text:style-name="P113">Modelos preditivos, classificações, clusterização e regressões são exemplos de abordagens comuns.</text:p>
            </text:list-item>
          </text:list>
        </text:list-item>
        <text:list-item>
          <text:p text:style-name="P116"><text:span text:style-name="Strong_20_Emphasis"><text:span text:style-name="T29">Interpretação dos Resultados</text:span></text:span><text:span text:style-name="T29">:</text:span></text:p>
          <text:list>
            <text:list-item>
              <text:p text:style-name="P113">Os resultados obtidos devem ser interpretados de forma crítica, considerando o contexto do problema e possíveis limitações dos dados ou métodos utilizados.</text:p>
            </text:list-item>
            <text:list-item>
              <text:p text:style-name="P113">É importante validar os resultados para garantir sua confiabilidade.</text:p>
            </text:list-item>
          </text:list>
        </text:list-item>
        <text:list-item>
          <text:p text:style-name="P116"><text:span text:style-name="Strong_20_Emphasis"><text:span text:style-name="T29">Visualização de Dados</text:span></text:span><text:span text:style-name="T29">:</text:span></text:p>
          <text:list>
            <text:list-item>
              <text:p text:style-name="P113">A criação de gráficos e dashboards claros e informativos é essencial para comunicar os resultados de forma eficaz.</text:p>
            </text:list-item>
            <text:list-item>
              <text:p text:style-name="P113">Ferramentas como tabelas, gráficos de barras, linhas, dispersão e mapas térmicos são frequentemente utilizadas.</text:p>
            </text:list-item>
          </text:list>
        </text:list-item>
        <text:list-item>
          <text:p text:style-name="P116"><text:span text:style-name="Strong_20_Emphasis"><text:span text:style-name="T29">Apresentação dos Resultados</text:span></text:span><text:span text:style-name="T29">:</text:span></text:p>
          <text:list>
            <text:list-item>
              <text:p text:style-name="P113">A comunicação dos resultados deve ser adaptada ao público-alvo, seja técnico ou não técnico.</text:p>
            </text:list-item>
            <text:list-item>
              <text:p text:style-name="P113">Relatórios, apresentações e storytelling são formas comuns de transmitir insights de maneira clara e persuasiva.</text:p>
            </text:list-item>
          </text:list>
        </text:list-item>
        <text:list-item>
          <text:p text:style-name="P116"><text:span text:style-name="Strong_20_Emphasis"><text:span text:style-name="T29">Tomada de Decisão</text:span></text:span><text:span text:style-name="T29">:</text:span></text:p>
          <text:list>
            <text:list-item>
              <text:p text:style-name="P113">Os resultados analisados devem embasar decisões estratégicas, operacionais ou táticas, dependendo do contexto do projeto.</text:p>
            </text:list-item>
          </text:list>
        </text:list-item>
      </text:list>
      <text:p text:style-name="P123">O capítulo destaca que a análise de dados e a apresentação dos resultados são etapas interligadas, onde a clareza, a precisão e a relevância são essenciais para gerar valor a partir dos dados.</text:p>
      <text:p text:style-name="P74"/>
      <text:p text:style-name="P75">Capítulo 12. Uma Olhadinha Rápida no Jupyter Notebook</text:p>
      <text:p text:style-name="P112">O Capítulo 12, "Uma Olhadinha Rápida no Jupyter Notebook", oferece uma visão geral sobre o Jupyter Notebook, uma ferramenta amplamente utilizada para análise de dados, programação interativa e compartilhamento de código. O capítulo destaca suas funcionalidades e benefícios para profissionais de dados e desenvolvedores.</text:p>
      <text:list text:style-name="L21">
        <text:list-item>
          <text:p text:style-name="P117"><text:span text:style-name="Strong_20_Emphasis"><text:span text:style-name="T29">O que é o Jupyter Notebook?</text:span></text:span><text:span text:style-name="T29">:</text:span></text:p>
          <text:list>
            <text:list-item>
              <text:p text:style-name="P114">É uma aplicação web de código aberto que permite criar e compartilhar documentos interativos que combinam código executável, visualizações, texto explicativo e equações matemáticas.</text:p>
            </text:list-item>
            <text:list-item>
              <text:p text:style-name="P114">Suporta várias linguagens de programação, como Python, R e Julia, sendo Python a mais comum.</text:p>
            </text:list-item>
          </text:list>
        </text:list-item>
        <text:list-item>
          <text:p text:style-name="P117"><text:span text:style-name="Strong_20_Emphasis"><text:span text:style-name="T29">Principais Funcionalidades</text:span></text:span><text:span text:style-name="T29">:</text:span></text:p>
          <text:list>
            <text:list-item>
              <text:p text:style-name="P118"><text:soft-page-break/><text:span text:style-name="Strong_20_Emphasis"><text:span text:style-name="T29">Células Interativas</text:span></text:span><text:span text:style-name="T29">: O notebook é dividido em células, que podem conter código, texto formatado (Markdown) ou saídas de código (gráficos, tabelas, etc.).</text:span></text:p>
            </text:list-item>
            <text:list-item>
              <text:p text:style-name="P118"><text:span text:style-name="Strong_20_Emphasis"><text:span text:style-name="T29">Execução Incremental</text:span></text:span><text:span text:style-name="T29">: Permite executar trechos de código de forma independente, facilitando a experimentação e o debug.</text:span></text:p>
            </text:list-item>
            <text:list-item>
              <text:p text:style-name="P118"><text:span text:style-name="Strong_20_Emphasis"><text:span text:style-name="T29">Visualização de Dados</text:span></text:span><text:span text:style-name="T29">: Integração com bibliotecas como Matplotlib, Seaborn e Plotly para criar visualizações diretamente no notebook.</text:span></text:p>
            </text:list-item>
            <text:list-item>
              <text:p text:style-name="P118"><text:span text:style-name="Strong_20_Emphasis"><text:span text:style-name="T29">Suporte a Markdown e LaTeX</text:span></text:span><text:span text:style-name="T29">: Facilita a documentação e a inclusão de equações matemáticas.</text:span></text:p>
            </text:list-item>
          </text:list>
        </text:list-item>
        <text:list-item>
          <text:p text:style-name="P117"><text:span text:style-name="Strong_20_Emphasis"><text:span text:style-name="T29">Vantagens do Jupyter Notebook</text:span></text:span><text:span text:style-name="T29">:</text:span></text:p>
          <text:list>
            <text:list-item>
              <text:p text:style-name="P118"><text:span text:style-name="Strong_20_Emphasis"><text:span text:style-name="T29">Interatividade</text:span></text:span><text:span text:style-name="T29">: Ideal para análise exploratória de dados e prototipagem rápida.</text:span></text:p>
            </text:list-item>
            <text:list-item>
              <text:p text:style-name="P118"><text:span text:style-name="Strong_20_Emphasis"><text:span text:style-name="T29">Reprodutibilidade</text:span></text:span><text:span text:style-name="T29">: Todo o código e resultados podem ser salvos e compartilhados, garantindo transparência e replicabilidade.</text:span></text:p>
            </text:list-item>
            <text:list-item>
              <text:p text:style-name="P118"><text:span text:style-name="Strong_20_Emphasis"><text:span text:style-name="T29">Colaboração</text:span></text:span><text:span text:style-name="T29">: Notebooks podem ser compartilhados com colegas ou publicados em plataformas como GitHub ou Google Colab.</text:span></text:p>
            </text:list-item>
          </text:list>
        </text:list-item>
        <text:list-item>
          <text:p text:style-name="P117"><text:span text:style-name="Strong_20_Emphasis"><text:span text:style-name="T29">Como Usar</text:span></text:span><text:span text:style-name="T29">:</text:span></text:p>
          <text:list>
            <text:list-item>
              <text:p text:style-name="P114">Instalação via pip ou Anaconda.</text:p>
            </text:list-item>
            <text:list-item>
              <text:p text:style-name="P114">Iniciar o servidor local e acessar a interface pelo navegador.</text:p>
            </text:list-item>
            <text:list-item>
              <text:p text:style-name="P114">Criar, editar e executar células de código ou texto.</text:p>
            </text:list-item>
          </text:list>
        </text:list-item>
        <text:list-item>
          <text:p text:style-name="P117"><text:span text:style-name="Strong_20_Emphasis"><text:span text:style-name="T29">Extensões e Integrações</text:span></text:span><text:span text:style-name="T29">:</text:span></text:p>
          <text:list>
            <text:list-item>
              <text:p text:style-name="P114">O Jupyter Notebook pode ser estendido com plugins para adicionar funcionalidades, como autocompletar de código ou gerenciamento de variáveis.</text:p>
            </text:list-item>
            <text:list-item>
              <text:p text:style-name="P114">Integra-se com ferramentas como JupyterLab (uma versão mais avançada) e ambientes em nuvem.</text:p>
            </text:list-item>
          </text:list>
        </text:list-item>
      </text:list>
      <text:p text:style-name="P123">O capítulo conclui que o Jupyter Notebook é uma ferramenta poderosa e versátil, essencial para cientistas de dados, pesquisadores e desenvolvedores que buscam uma abordagem interativa e documentada para análise e programação.</text:p>
      <text:p text:style-name="P58"/>
      <text:p text:style-name="P69"/>
      <text:p text:style-name="P67">2. Pré processamento de dados</text:p>
      <text:p text:style-name="P55">+1 projeto para seu portfólio <text:span text:style-name="T1">3 semanas, 40 horas</text:span></text:p>
      <text:p text:style-name="P55">Compensação de dados imperfeitos. Como lidar com dados ausentes e duplicados. Como alterar o tipo dos dados. Pensamento sistêmico para analistas.</text:p>
      <text:p text:style-name="P48">Capítulo 1. Introdução ao Pré-processamento de Dados</text:p>
      <text:p text:style-name="P110">O Capítulo 1, "Introdução ao Pré-processamento de Dados", apresenta os conceitos fundamentais e a importância do pré-processamento de dados no contexto de análise de dados e machine learning. Ele destaca que os dados brutos raramente estão prontos para uso imediato e que o pré-processamento é uma etapa essencial para garantir a qualidade e a utilidade dos dados.</text:p>
      <text:list text:style-name="L22">
        <text:list-item>
          <text:p text:style-name="P119"><text:span text:style-name="Strong_20_Emphasis"><text:span text:style-name="T19">O que é Pré-processamento de Dados?</text:span></text:span><text:span text:style-name="T19">:</text:span></text:p>
          <text:list>
            <text:list-item>
              <text:p text:style-name="P109"><text:soft-page-break/>É o processo de transformar dados brutos em um formato adequado para análise ou modelagem.</text:p>
            </text:list-item>
            <text:list-item>
              <text:p text:style-name="P109">Envolve a limpeza, transformação e organização dos dados para torná-los consistentes e relevantes.</text:p>
            </text:list-item>
          </text:list>
        </text:list-item>
        <text:list-item>
          <text:p text:style-name="P119"><text:span text:style-name="Strong_20_Emphasis"><text:span text:style-name="T19">Importância do Pré-processamento</text:span></text:span><text:span text:style-name="T19">:</text:span></text:p>
          <text:list>
            <text:list-item>
              <text:p text:style-name="P109">Dados brutos frequentemente contêm erros, inconsistências, valores faltantes ou ruídos, que podem comprometer a análise ou os modelos.</text:p>
            </text:list-item>
            <text:list-item>
              <text:p text:style-name="P109">Um bom pré-processamento melhora a precisão, eficiência e confiabilidade dos resultados.</text:p>
            </text:list-item>
          </text:list>
        </text:list-item>
        <text:list-item>
          <text:p text:style-name="P119"><text:span text:style-name="Strong_20_Emphasis"><text:span text:style-name="T19">Etapas Principais do Pré-processamento</text:span></text:span><text:span text:style-name="T19">:</text:span></text:p>
          <text:list>
            <text:list-item>
              <text:p text:style-name="P120"><text:span text:style-name="Strong_20_Emphasis"><text:span text:style-name="T19">Coleta de Dados</text:span></text:span><text:span text:style-name="T19">: Obtenção de dados de diversas fontes, como bancos de dados, APIs ou arquivos.</text:span></text:p>
            </text:list-item>
            <text:list-item>
              <text:p text:style-name="P120"><text:span text:style-name="Strong_20_Emphasis"><text:span text:style-name="T19">Limpeza de Dados</text:span></text:span><text:span text:style-name="T19">: Identificação e correção de problemas como valores ausentes, duplicatas, outliers ou erros de formatação.</text:span></text:p>
            </text:list-item>
            <text:list-item>
              <text:p text:style-name="P120"><text:span text:style-name="Strong_20_Emphasis"><text:span text:style-name="T19">Transformação de Dados</text:span></text:span><text:span text:style-name="T19">: Normalização, padronização, codificação de variáveis categóricas e redução de dimensionalidade.</text:span></text:p>
            </text:list-item>
            <text:list-item>
              <text:p text:style-name="P120"><text:span text:style-name="Strong_20_Emphasis"><text:span text:style-name="T19">Integração de Dados</text:span></text:span><text:span text:style-name="T19">: Combinação de dados de diferentes fontes em um único conjunto coeso.</text:span></text:p>
            </text:list-item>
            <text:list-item>
              <text:p text:style-name="P120"><text:span text:style-name="Strong_20_Emphasis"><text:span text:style-name="T19">Redução de Dados</text:span></text:span><text:span text:style-name="T19">: Técnicas para simplificar os dados sem perder informações essenciais, como agregação ou amostragem.</text:span></text:p>
            </text:list-item>
          </text:list>
        </text:list-item>
        <text:list-item>
          <text:p text:style-name="P119"><text:span text:style-name="Strong_20_Emphasis"><text:span text:style-name="T19">Desafios Comuns</text:span></text:span><text:span text:style-name="T19">:</text:span></text:p>
          <text:list>
            <text:list-item>
              <text:p text:style-name="P109">Dados incompletos ou inconsistentes.</text:p>
            </text:list-item>
            <text:list-item>
              <text:p text:style-name="P109">Escolha das técnicas adequadas para cada tipo de dado ou problema.</text:p>
            </text:list-item>
            <text:list-item>
              <text:p text:style-name="P109">Balanceamento entre a complexidade do pré-processamento e o tempo disponível.</text:p>
            </text:list-item>
          </text:list>
        </text:list-item>
        <text:list-item>
          <text:p text:style-name="P119"><text:span text:style-name="Strong_20_Emphasis"><text:span text:style-name="T19">Ferramentas e Técnicas</text:span></text:span><text:span text:style-name="T19">:</text:span></text:p>
          <text:list>
            <text:list-item>
              <text:p text:style-name="P109">Uso de bibliotecas como Pandas, NumPy e Scikit-learn em Python para automatizar e facilitar o pré-processamento.</text:p>
            </text:list-item>
          </text:list>
        </text:list-item>
      </text:list>
      <text:p text:style-name="Text_20_body">O capítulo conclui que o pré-processamento de dados é uma etapa crítica e iterativa, que requer atenção aos detalhes e um entendimento claro dos objetivos da análise. Ele prepara o terreno para os capítulos subsequentes, que exploram cada etapa do pré-processamento em profundidade.</text:p>
      <text:p text:style-name="P55">Capítulo 2. Lidando com Valores Ausentes</text:p>
      <text:p text:style-name="P55"/>
      <text:p text:style-name="P55">Capítulo 3. Alterando o Tipo dos Dados</text:p>
      <text:p text:style-name="P55">Capítulo 4. Procurando por Duplicatas</text:p>
      <text:p text:style-name="P55">Capítulo 5. Categorizando Dados</text:p>
      <text:p text:style-name="P59">Capítulo 6. Pensamento Sistêmico e Crítico para Analistas</text:p>
      <text:p text:style-name="P70"/>
      <text:p text:style-name="P53"><text:soft-page-break/>3. Análise Exploratória de Dados (EDA)</text:p>
      <text:p text:style-name="P61">+1 projeto para seu portfólio <text:span text:style-name="T7">3 semanas, 40 horas</text:span></text:p>
      <text:p text:style-name="P61">Capítulo 1. Primeiros Gráficos e Conclusões</text:p>
      <text:p text:style-name="P61">Capítulo 2. Fatias de Dados</text:p>
      <text:p text:style-name="P61">Capítulo 3. Trabalhando com Várias Fontes de Dados</text:p>
      <text:p text:style-name="P61">Capítulo 4. Distribuição Conjunta</text:p>
      <text:p text:style-name="P59">Capítulo 5. Validação de Resultados</text:p>
      <text:p text:style-name="P59"/>
      <text:p text:style-name="P53">4. Análise Estatística de Dados</text:p>
      <text:p text:style-name="P55">+1 projeto para seu portfólio, <text:span text:style-name="T1">3 semanas, 40 horas</text:span></text:p>
      <text:p text:style-name="P61">A teoria da probabilidade, as distribuições mais comuns, e</text:p>
      <text:p text:style-name="P61">métodos estatísticos em Python. Amostragem e a</text:p>
      <text:p text:style-name="P61">significância estatística. Identificando e tratando anomalias.</text:p>
      <text:p text:style-name="P61">Capítulo 1. Estatística Descritiva</text:p>
      <text:p text:style-name="P61">Capítulo 2. Teoria da Probabilidade</text:p>
      <text:p text:style-name="P59">Capítulo 3. Testando Hipóteses</text:p>
      <text:p text:style-name="P59"/>
      <text:p text:style-name="P49"><text:span text:style-name="T1">5. </text:span>Projeto Integrado 1</text:p>
      <text:p text:style-name="P62">+1 projeto para seu portfólio, <text:span text:style-name="T7">1 semanas, 20 horas</text:span></text:p>
      <text:p text:style-name="P61">Identificando padrões que ajudem a determinar se um jogo</text:p>
      <text:p text:style-name="P61">Digital terá sucesso comercial ou não.</text:p>
      <text:p text:style-name="P61"/>
      <text:p text:style-name="P53">6. Coleta e Armazenamento de Dados (SQL)</text:p>
      <text:p text:style-name="P61">+1 projeto para seu portfólio, 2 semanas, 40 horas</text:p>
      <text:p text:style-name="P61">Como são estruturados os bancos de dados e como extrair dados deles usando consultas de SQL. Procurando dados online.</text:p>
      <text:p text:style-name="P61">Capítulo 1. Extraindo Dados de Recursos Online</text:p>
      <text:p text:style-name="P61">Capítulo 2. SQL como uma Ferramenta para Trabalhar com</text:p>
      <text:p text:style-name="P61">Dados</text:p>
      <text:p text:style-name="P61">Capítulo 3. Funcionalidades Avançadas de SQL para Análise</text:p>
      <text:p text:style-name="P61">Capítulo 4. Relacionamentos Entre Tabelas</text:p>
      <text:p text:style-name="P61">Capítulo 5. Soft Skills</text:p>
      <text:p text:style-name="P61">Capítulo Bônus: PySpark</text:p>
      <text:p text:style-name="P61"/>
      <text:p text:style-name="P49"><text:span text:style-name="T1">7. </text:span>Análise de Negócio</text:p>
      <text:p text:style-name="P55"><text:soft-page-break/>+1 projeto para seu portfólio 2 semanas, 40 horas</text:p>
      <text:p text:style-name="P61">Applying data analysis in business. Métricas de negócios e os KPIs. Análise de dados de usuários. Análise de marketing e ferramentas relacionadas. Funil de vendas.</text:p>
      <text:p text:style-name="P61">Capítulo 1. Métricas e o Funil</text:p>
      <text:p text:style-name="P61">Capítulo 2. Análise de Coorte</text:p>
      <text:p text:style-name="P61">Capítulo 3. Economia Unitária</text:p>
      <text:p text:style-name="P61">Capítulo 4. Métricas de Usuário</text:p>
      <text:p text:style-name="P61">Capítulo 5. Soft Skills</text:p>
      <text:p text:style-name="P65">Licâo Bônus: Otimizando Dados em pandas</text:p>
      <text:p text:style-name="P65"/>
      <text:p text:style-name="P49"><text:span text:style-name="T1">8. </text:span>Tomando Decisões de Negócios Baseadas em Dados</text:p>
      <text:p text:style-name="P61">+1 projeto para seu portfólio<text:span text:style-name="T6"> 2 semanas, 40 horas</text:span></text:p>
      <text:p text:style-name="P61">Métodos e ferramentas para testar hipóteses. Desenho experimental. Sazonalidade. Análise de coorte. Testes A/B.</text:p>
      <text:p text:style-name="P61">Capítulo 1. Introdução aos Testes de Hipóteses em Negócios</text:p>
      <text:p text:style-name="P61">Capítulo 2. Escolhendo um Método Experimental</text:p>
      <text:p text:style-name="P61">Capítulo 3. Priorizando Hipóteses</text:p>
      <text:p text:style-name="P61">Capítulo 4. Preparando-se para um Teste A/B</text:p>
      <text:p text:style-name="P61">Capítulo 5. Analisando os Resultados de um Teste A/B</text:p>
      <text:p text:style-name="P65">Capítulo 6. Soft Skill</text:p>
      <text:p text:style-name="P65"/>
      <text:p text:style-name="P49"><text:span text:style-name="T1">9. </text:span>Como Relatar uma História Usando Dados</text:p>
      <text:p text:style-name="P55">+1 projeto para seu portfólio 2 semanas, 40 horas</text:p>
      <text:p text:style-name="P61">Apresentando os resultados da pesquisa. Métodos de visualização de dados. Criando relatórios para explicar suas conclusões. A biblioteca Seaborn.</text:p>
      <text:p text:style-name="P61">Capítulo 1. Preparando Apresentações</text:p>
      <text:p text:style-name="P61">Capítulo 2. A biblioteca Seaborn</text:p>
      <text:p text:style-name="P65">Capítulo 3. A biblioteca Plotly</text:p>
      <text:p text:style-name="P53"/>
      <text:p text:style-name="P49"><text:span text:style-name="T1">10. </text:span>Projeto Integrado 2</text:p>
      <text:p text:style-name="P55">+1 projeto para seu portfólio 1 semanas, 20 horas</text:p>
      <text:p text:style-name="P61">Apresentando os resultados da pesquisa. Métodos de visualização de dados. Criando relatórios para explicar suas <text:span text:style-name="T1">conclusões. A biblioteca Seaborn.</text:span></text:p>
      <text:p text:style-name="P61"/>
      <text:p text:style-name="P48"><text:span text:style-name="T9">11. </text:span>Automação</text:p>
      <text:p text:style-name="P63"><text:soft-page-break/>+1 projeto paraseu portfólio<text:span text:style-name="T7">2 semanas, 40 horas</text:span></text:p>
      <text:p text:style-name="P61">Automatizando processos de análise de dados e tarefas rotineiras com scripts. Métodos de visualização de dados. Apresentação de resultados.</text:p>
      <text:p text:style-name="P61">Capítulo 1. O Básico de Como Executar Scripts</text:p>
      <text:p text:style-name="P61">Capítulo 2. Pipelines de Dados e Para Que Servem</text:p>
      <text:p text:style-name="P61">Capítulo 3. Desenhando e Criando Dashboards com Dash</text:p>
      <text:p text:style-name="P61">Capítulo 4. Tableau</text:p>
      <text:p text:style-name="P61">Previsões e Predições</text:p>
      <text:p text:style-name="P61">Métodos básicos de aprendizado de máquina e suas</text:p>
      <text:p text:style-name="P61">aplicações. Classificação, previsão, agrupamento. Regressão.</text:p>
      <text:p text:style-name="P61">Árvores de decisão.</text:p>
      <text:p text:style-name="P61">Capítulo 1. Tarefas de Negócios Envolvendo Aprendizado de</text:p>
      <text:p text:style-name="P61">Máquina</text:p>
      <text:p text:style-name="P61">Capítulo 2. Algoritmos de Aprendizado de Máquina</text:p>
      <text:p text:style-name="P61">Capítulo 3. Resolvendo Tarefas Relacionadas a Aprendizado</text:p>
      <text:p text:style-name="P61">Máquina</text:p>
      <text:p text:style-name="P61">Projeto Final</text:p>
      <text:p text:style-name="P61">Aplique tudo o que você aprendeu em um bootcamp de duas</text:p>
      <text:p text:style-name="P61">semanas que simula a experiência de trabalhar como um</text:p>
      <text:p text:style-name="P61">analista de dados júnior.</text:p>
      <text:p text:style-name="P61">1 semana de pausa</text:p>
      <text:p text:style-name="P61"/>
      <text:p text:style-name="P50"><text:span text:style-name="T9">12.</text:span>Previsões e Predições</text:p>
      <text:p text:style-name="P55">+1 projeto para seu portfólio 2 semanas, 40 horas</text:p>
      <text:p text:style-name="P61">Métodos básicos de aprendizado de máquina e suas aplicações. Classificação, previsão, agrupamento. Regressão. Árvores de decisão.</text:p>
      <text:p text:style-name="P61">Capítulo 1. Tarefas de Negócios Envolvendo Aprendizado de</text:p>
      <text:p text:style-name="P61">Máquina</text:p>
      <text:p text:style-name="P61">Capítulo 2. Algoritmos de Aprendizado de Máquina</text:p>
      <text:p text:style-name="P61">Capítulo 3. Resolvendo Tarefas Relacionadas a Aprendizado</text:p>
      <text:p text:style-name="P66">Máquina</text:p>
      <text:p text:style-name="P58"/>
      <text:p text:style-name="P58"/>
      <text:p text:style-name="P58"/>
      <text:p text:style-name="P54"><text:span text:style-name="T9">13. </text:span>Projeto Final</text:p>
      <text:p text:style-name="P61"><text:soft-page-break/><text:span text:style-name="T6">+1 projeto para seu portfólio </text:span><text:span text:style-name="T7">2 semanas, 40 horas</text:span></text:p>
      <text:p text:style-name="P55">Aplique tudo o que você aprendeu em um bootcamp de duas semanas que simula a experiência de trabalhar como um <text:span text:style-name="T1">analista de dados júnior.</text:span></text:p>
      <text:p text:style-name="P55"/>
      <text:p text:style-name="P53">Programa de Sucesso na Carreira</text:p>
      <text:p text:style-name="P53"/>
      <text:p text:style-name="P53">Comunidade de ex-aluno</text:p>
      <text:p text:style-name="P53"/>
      <text:p text:style-name="P52">1. Comunidade de ex-alunos</text:p>
      <text:p text:style-name="P61">Espaço para apoio mútuo dos alunos e networking profissional produtiva. Comunicação constante com outros ex-alunos Eventos online - webinars de profissionais da indústria, sessões de networking Oportunidades de emprego e de freelance vindas de ex-alunos e <text:span text:style-name="T8">tutores</text:span></text:p>
      <text:p text:style-name="P61"/>
      <text:p text:style-name="P51">2. Curso Preparatório para a Carreira</text:p>
      <text:p text:style-name="P51">4 semanas</text:p>
      <text:p text:style-name="P61"/>
      <text:p text:style-name="P56"><text:span text:style-name="T9">Este curso adicional gratuito prepara os ex-alunos para a busca </text:span>de emprego. É composto por lições, tarefas e feedback de especialistas de RH. Estrutura do curso preparatório para a carreira: </text:p>
      <text:p text:style-name="P56"><text:span text:style-name="T9">* </text:span>Estratégia pessoal para procurar emprego</text:p>
      <text:p text:style-name="P55"><text:span text:style-name="T9">* </text:span>Mercado de Trabalho em TI</text:p>
      <text:p text:style-name="P55"><text:span text:style-name="T9">* </text:span>Entrevista — teoria e prática</text:p>
      <text:p text:style-name="P55"><text:span text:style-name="T9">* </text:span>Habilidades de networking</text:p>
      <text:p text:style-name="P55"><text:span text:style-name="T9">* </text:span>Currículo</text:p>
      <text:p text:style-name="P55"><text:span text:style-name="T9">* </text:span>Carta de apresentação</text:p>
      <text:p text:style-name="P55"><text:span text:style-name="T9">* </text:span>Portfólio</text:p>
      <text:p text:style-name="P55"><text:span text:style-name="T9">* </text:span>Presença online - LinkedIn, etc.</text:p>
      <text:p text:style-name="P55"><text:span text:style-name="T9">* </text:span>3 Acelerador</text:p>
      <text:p text:style-name="P55"/>
      <text:p text:style-name="P52">3. Acelerador de Carreira</text:p>
      <text:p text:style-name="P48">6 meses ou até você encontrar um <text:span text:style-name="T9">trabalho</text:span></text:p>
      <text:p text:style-name="P48"/>
      <text:p text:style-name="P55">Esta é uma atividade com base na comunidade, onde você:</text:p>
      <text:p text:style-name="P63">•Procurará ativamente por trabalho, e constantemente melhorará</text:p>
      <text:p text:style-name="P63"><text:soft-page-break/>•através de um ciclo de feedback organizado por nossos</text:p>
      <text:p text:style-name="P63">especialistas em RHP <text:span text:style-name="T9">P</text:span>raticará entrevistas técnicas e de RH (simulações de entrevistas)</text:p>
      <text:p text:style-name="P63">•Estará ativo em uma rede de contatos (com nossa ajuda e por conta própria)</text:p>
      <text:p text:style-name="P63">•Terá acesso aos parceiros e suas oportunidades de <text:span text:style-name="T8">trabalho</text:span></text:p>
      <text:p text:style-name="P64"><text:span text:style-name="T8">_</text:span><text:span text:style-name="T6">_______________________________________________________________________</text:span></text:p>
      <text:p text:style-name="P77"/>
      <text:p text:style-name="P79"/>
      <text:p text:style-name="P64"/>
      <text:p text:style-name="P61"/>
      <text:p text:style-name="P61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3Font_0" svg:font-family="T3Font_0" style:font-family-generic="roman" style:font-pitch="variable"/>
    <style:font-face style:name="T3Font_1" svg:font-family="T3Font_1" style:font-family-generic="roman" style:font-pitch="variable"/>
    <style:font-face style:name="T3Font_2" svg:font-family="T3Font_2" style:font-family-generic="roman" style:font-pitch="variable"/>
    <style:font-face style:name="T3Font_3" svg:font-family="T3Font_3" style:font-family-generic="roman" style:font-pitch="variable"/>
    <style:font-face style:name="T3Font_4" svg:font-family="T3Font_4" style:font-family-generic="roman" style:font-pitch="variable"/>
    <style:font-face style:name="T3Font_5" svg:font-family="T3Font_5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6:40:06.031000000</meta:creation-date>
    <dc:date>2025-02-07T10:25:48.576000000</dc:date>
    <meta:editing-duration>PT17H33M15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8" meta:paragraph-count="493" meta:word-count="3755" meta:character-count="24505" meta:non-whitespace-character-count="21417"/>
  </office:meta>
</office:document-meta>
</file>